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309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3.274000000000000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3.274000000000000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8600000000000003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7220000000000004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3.274000000000000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3.274000000000000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8600000000000003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7220000000000004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x10_y10_r20/x10_y10_n100_r20_s20_ps1_pr20_u20_o20_l20_N001.lp</text:p>
          </table:table-cell>
          <table:table-cell office:value-type="float" office:value="0.86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96"/>
          <table:table-cell office:value-type="float" office:value="0.0"/>
          <table:table-cell office:value-type="float" office:value="1572.0"/>
          <table:table-cell office:value-type="float" office:value="386.0"/>
          <table:table-cell office:value-type="float" office:value="2.034"/>
          <table:table-cell office:value-type="float" office:value="1.0"/>
          <table:table-cell office:value-type="float" office:value="27677.0"/>
          <table:table-cell office:value-type="float" office:value="3337.0"/>
          <table:table-cell office:value-type="float" office:value="0.821"/>
          <table:table-cell office:value-type="float" office:value="1.0"/>
          <table:table-cell office:value-type="float" office:value="1597.0"/>
          <table:table-cell office:value-type="float" office:value="151.0"/>
          <table:table-cell office:value-type="float" office:value="0.926"/>
          <table:table-cell office:value-type="float" office:value="0.0"/>
          <table:table-cell office:value-type="float" office:value="940.0"/>
          <table:table-cell office:value-type="float" office:value="43.0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x10_y10_r20/x10_y10_n100_r20_s20_ps1_pr20_u20_o20_l20_N002.lp</text:p>
          </table:table-cell>
          <table:table-cell office:value-type="float" office:value="0.88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65"/>
          <table:table-cell office:value-type="float" office:value="0.0"/>
          <table:table-cell office:value-type="float" office:value="5492.0"/>
          <table:table-cell office:value-type="float" office:value="1640.0"/>
          <table:table-cell office:value-type="float" office:value="2.519"/>
          <table:table-cell office:value-type="float" office:value="1.0"/>
          <table:table-cell office:value-type="float" office:value="27637.0"/>
          <table:table-cell office:value-type="float" office:value="5810.0"/>
          <table:table-cell office:value-type="float" office:value="0.823"/>
          <table:table-cell office:value-type="float" office:value="1.0"/>
          <table:table-cell office:value-type="float" office:value="1493.0"/>
          <table:table-cell office:value-type="float" office:value="137.0"/>
          <table:table-cell office:value-type="float" office:value="0.937"/>
          <table:table-cell office:value-type="float" office:value="0.0"/>
          <table:table-cell office:value-type="float" office:value="906.0"/>
          <table:table-cell office:value-type="float" office:value="48.0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x10_y10_r20/x10_y10_n100_r20_s20_ps1_pr20_u20_o20_l20_N003.lp</text:p>
          </table:table-cell>
          <table:table-cell office:value-type="float" office:value="0.89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29"/>
          <table:table-cell office:value-type="float" office:value="0.0"/>
          <table:table-cell office:value-type="float" office:value="602.0"/>
          <table:table-cell office:value-type="float" office:value="94.0"/>
          <table:table-cell office:value-type="float" office:value="1.033"/>
          <table:table-cell office:value-type="float" office:value="0.0"/>
          <table:table-cell office:value-type="float" office:value="1199.0"/>
          <table:table-cell office:value-type="float" office:value="195.0"/>
          <table:table-cell office:value-type="float" office:value="0.805"/>
          <table:table-cell office:value-type="float" office:value="1.0"/>
          <table:table-cell office:value-type="float" office:value="1156.0"/>
          <table:table-cell office:value-type="float" office:value="117.0"/>
          <table:table-cell office:value-type="float" office:value="0.947"/>
          <table:table-cell office:value-type="float" office:value="0.0"/>
          <table:table-cell office:value-type="float" office:value="879.0"/>
          <table:table-cell office:value-type="float" office:value="29.0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>
          <table:table-cell office:value-type="string">
            <text:p>x10_y10_r20/x10_y10_n100_r20_s20_ps1_pr20_u20_o20_l20_N004.lp</text:p>
          </table:table-cell>
          <table:table-cell office:value-type="float" office:value="0.87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66"/>
          <table:table-cell office:value-type="float" office:value="0.0"/>
          <table:table-cell office:value-type="float" office:value="3985.0"/>
          <table:table-cell office:value-type="float" office:value="1639.0"/>
          <table:table-cell office:value-type="float" office:value="1.838"/>
          <table:table-cell office:value-type="float" office:value="0.0"/>
          <table:table-cell office:value-type="float" office:value="9346.0"/>
          <table:table-cell office:value-type="float" office:value="3607.0"/>
          <table:table-cell office:value-type="float" office:value="1.228"/>
          <table:table-cell office:value-type="float" office:value="1.0"/>
          <table:table-cell office:value-type="float" office:value="8709.0"/>
          <table:table-cell office:value-type="float" office:value="1282.0"/>
          <table:table-cell office:value-type="float" office:value="0.94"/>
          <table:table-cell office:value-type="float" office:value="0.0"/>
          <table:table-cell office:value-type="float" office:value="886.0"/>
          <table:table-cell office:value-type="float" office:value="41.0"/>
          <table:table-cell table:formula="of:=MIN([.$B6];[.$F6];[.$J6];[.$N6];[.$R6])" office:value-type="float"/>
          <table:table-cell table:formula="of:=MIN([.$C6];[.$G6];[.$K6];[.$O6];[.$S6])" office:value-type="float"/>
          <table:table-cell table:formula="of:=MIN([.$D6];[.$H6];[.$L6];[.$P6];[.$T6])" office:value-type="float"/>
          <table:table-cell table:formula="of:=MIN([.$E6];[.$I6];[.$M6];[.$Q6];[.$U6])" office:value-type="float"/>
          <table:table-cell table:formula="of:=MEDIAN([.$B6];[.$F6];[.$J6];[.$N6];[.$R6])" office:value-type="float"/>
          <table:table-cell table:formula="of:=MEDIAN([.$C6];[.$G6];[.$K6];[.$O6];[.$S6])" office:value-type="float"/>
          <table:table-cell table:formula="of:=MEDIAN([.$D6];[.$H6];[.$L6];[.$P6];[.$T6])" office:value-type="float"/>
          <table:table-cell table:formula="of:=MEDIAN([.$E6];[.$I6];[.$M6];[.$Q6];[.$U6])" office:value-type="float"/>
          <table:table-cell table:formula="of:=MAX([.$B6];[.$F6];[.$J6];[.$N6];[.$R6])" office:value-type="float"/>
          <table:table-cell table:formula="of:=MAX([.$C6];[.$G6];[.$K6];[.$O6];[.$S6])" office:value-type="float"/>
          <table:table-cell table:formula="of:=MAX([.$D6];[.$H6];[.$L6];[.$P6];[.$T6])" office:value-type="float"/>
          <table:table-cell table:formula="of:=MAX([.$E6];[.$I6];[.$M6];[.$Q6];[.$U6])" office:value-type="float"/>
        </table:table-row>
        <table:table-row table:style-name="ro1">
          <table:table-cell office:value-type="string">
            <text:p>x10_y10_r20/x10_y10_n100_r20_s20_ps1_pr20_u20_o20_l20_N005.lp</text:p>
          </table:table-cell>
          <table:table-cell office:value-type="float" office:value="0.87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98"/>
          <table:table-cell office:value-type="float" office:value="0.0"/>
          <table:table-cell office:value-type="float" office:value="1527.0"/>
          <table:table-cell office:value-type="float" office:value="391.0"/>
          <table:table-cell office:value-type="float" office:value="1.155"/>
          <table:table-cell office:value-type="float" office:value="0.0"/>
          <table:table-cell office:value-type="float" office:value="2766.0"/>
          <table:table-cell office:value-type="float" office:value="564.0"/>
          <table:table-cell office:value-type="float" office:value="1.021"/>
          <table:table-cell office:value-type="float" office:value="0.0"/>
          <table:table-cell office:value-type="float" office:value="6887.0"/>
          <table:table-cell office:value-type="float" office:value="1042.0"/>
          <table:table-cell office:value-type="float" office:value="0.935"/>
          <table:table-cell office:value-type="float" office:value="0.0"/>
          <table:table-cell office:value-type="float" office:value="865.0"/>
          <table:table-cell office:value-type="float" office:value="21.0"/>
          <table:table-cell table:formula="of:=MIN([.$B7];[.$F7];[.$J7];[.$N7];[.$R7])" office:value-type="float"/>
          <table:table-cell table:formula="of:=MIN([.$C7];[.$G7];[.$K7];[.$O7];[.$S7])" office:value-type="float"/>
          <table:table-cell table:formula="of:=MIN([.$D7];[.$H7];[.$L7];[.$P7];[.$T7])" office:value-type="float"/>
          <table:table-cell table:formula="of:=MIN([.$E7];[.$I7];[.$M7];[.$Q7];[.$U7])" office:value-type="float"/>
          <table:table-cell table:formula="of:=MEDIAN([.$B7];[.$F7];[.$J7];[.$N7];[.$R7])" office:value-type="float"/>
          <table:table-cell table:formula="of:=MEDIAN([.$C7];[.$G7];[.$K7];[.$O7];[.$S7])" office:value-type="float"/>
          <table:table-cell table:formula="of:=MEDIAN([.$D7];[.$H7];[.$L7];[.$P7];[.$T7])" office:value-type="float"/>
          <table:table-cell table:formula="of:=MEDIAN([.$E7];[.$I7];[.$M7];[.$Q7];[.$U7])" office:value-type="float"/>
          <table:table-cell table:formula="of:=MAX([.$B7];[.$F7];[.$J7];[.$N7];[.$R7])" office:value-type="float"/>
          <table:table-cell table:formula="of:=MAX([.$C7];[.$G7];[.$K7];[.$O7];[.$S7])" office:value-type="float"/>
          <table:table-cell table:formula="of:=MAX([.$D7];[.$H7];[.$L7];[.$P7];[.$T7])" office:value-type="float"/>
          <table:table-cell table:formula="of:=MAX([.$E7];[.$I7];[.$M7];[.$Q7];[.$U7])" office:value-type="float"/>
        </table:table-row>
        <table:table-row table:style-name="ro1">
          <table:table-cell office:value-type="string">
            <text:p>x10_y12_r20/x10_y12_n120_r20_s20_ps1_pr20_u20_o20_l20_N001.lp</text:p>
          </table:table-cell>
          <table:table-cell office:value-type="float" office:value="0.55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4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3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2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F8];[.$J8];[.$N8];[.$R8])" office:value-type="float"/>
          <table:table-cell table:formula="of:=MIN([.$C8];[.$G8];[.$K8];[.$O8];[.$S8])" office:value-type="float"/>
          <table:table-cell table:formula="of:=MIN([.$D8];[.$H8];[.$L8];[.$P8];[.$T8])" office:value-type="float"/>
          <table:table-cell table:formula="of:=MIN([.$E8];[.$I8];[.$M8];[.$Q8];[.$U8])" office:value-type="float"/>
          <table:table-cell table:formula="of:=MEDIAN([.$B8];[.$F8];[.$J8];[.$N8];[.$R8])" office:value-type="float"/>
          <table:table-cell table:formula="of:=MEDIAN([.$C8];[.$G8];[.$K8];[.$O8];[.$S8])" office:value-type="float"/>
          <table:table-cell table:formula="of:=MEDIAN([.$D8];[.$H8];[.$L8];[.$P8];[.$T8])" office:value-type="float"/>
          <table:table-cell table:formula="of:=MEDIAN([.$E8];[.$I8];[.$M8];[.$Q8];[.$U8])" office:value-type="float"/>
          <table:table-cell table:formula="of:=MAX([.$B8];[.$F8];[.$J8];[.$N8];[.$R8])" office:value-type="float"/>
          <table:table-cell table:formula="of:=MAX([.$C8];[.$G8];[.$K8];[.$O8];[.$S8])" office:value-type="float"/>
          <table:table-cell table:formula="of:=MAX([.$D8];[.$H8];[.$L8];[.$P8];[.$T8])" office:value-type="float"/>
          <table:table-cell table:formula="of:=MAX([.$E8];[.$I8];[.$M8];[.$Q8];[.$U8])" office:value-type="float"/>
        </table:table-row>
        <table:table-row table:style-name="ro1">
          <table:table-cell office:value-type="string">
            <text:p>x10_y12_r20/x10_y12_n120_r20_s20_ps1_pr20_u20_o20_l20_N002.lp</text:p>
          </table:table-cell>
          <table:table-cell office:value-type="float" office:value="0.91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85"/>
          <table:table-cell office:value-type="float" office:value="0.0"/>
          <table:table-cell office:value-type="float" office:value="5395.0"/>
          <table:table-cell office:value-type="float" office:value="674.0"/>
          <table:table-cell office:value-type="float" office:value="1.059"/>
          <table:table-cell office:value-type="float" office:value="0.0"/>
          <table:table-cell office:value-type="float" office:value="587.0"/>
          <table:table-cell office:value-type="float" office:value="112.0"/>
          <table:table-cell office:value-type="float" office:value="0.851"/>
          <table:table-cell office:value-type="float" office:value="1.0"/>
          <table:table-cell office:value-type="float" office:value="2420.0"/>
          <table:table-cell office:value-type="float" office:value="216.0"/>
          <table:table-cell office:value-type="float" office:value="0.971"/>
          <table:table-cell office:value-type="float" office:value="0.0"/>
          <table:table-cell office:value-type="float" office:value="832.0"/>
          <table:table-cell office:value-type="float" office:value="28.0"/>
          <table:table-cell table:formula="of:=MIN([.$B9];[.$F9];[.$J9];[.$N9];[.$R9])" office:value-type="float"/>
          <table:table-cell table:formula="of:=MIN([.$C9];[.$G9];[.$K9];[.$O9];[.$S9])" office:value-type="float"/>
          <table:table-cell table:formula="of:=MIN([.$D9];[.$H9];[.$L9];[.$P9];[.$T9])" office:value-type="float"/>
          <table:table-cell table:formula="of:=MIN([.$E9];[.$I9];[.$M9];[.$Q9];[.$U9])" office:value-type="float"/>
          <table:table-cell table:formula="of:=MEDIAN([.$B9];[.$F9];[.$J9];[.$N9];[.$R9])" office:value-type="float"/>
          <table:table-cell table:formula="of:=MEDIAN([.$C9];[.$G9];[.$K9];[.$O9];[.$S9])" office:value-type="float"/>
          <table:table-cell table:formula="of:=MEDIAN([.$D9];[.$H9];[.$L9];[.$P9];[.$T9])" office:value-type="float"/>
          <table:table-cell table:formula="of:=MEDIAN([.$E9];[.$I9];[.$M9];[.$Q9];[.$U9])" office:value-type="float"/>
          <table:table-cell table:formula="of:=MAX([.$B9];[.$F9];[.$J9];[.$N9];[.$R9])" office:value-type="float"/>
          <table:table-cell table:formula="of:=MAX([.$C9];[.$G9];[.$K9];[.$O9];[.$S9])" office:value-type="float"/>
          <table:table-cell table:formula="of:=MAX([.$D9];[.$H9];[.$L9];[.$P9];[.$T9])" office:value-type="float"/>
          <table:table-cell table:formula="of:=MAX([.$E9];[.$I9];[.$M9];[.$Q9];[.$U9])" office:value-type="float"/>
        </table:table-row>
        <table:table-row table:style-name="ro1">
          <table:table-cell office:value-type="string">
            <text:p>x10_y12_r20/x10_y12_n120_r20_s20_ps1_pr20_u20_o20_l20_N003.lp</text:p>
          </table:table-cell>
          <table:table-cell office:value-type="float" office:value="0.92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06"/>
          <table:table-cell office:value-type="float" office:value="0.0"/>
          <table:table-cell office:value-type="float" office:value="1285.0"/>
          <table:table-cell office:value-type="float" office:value="356.0"/>
          <table:table-cell office:value-type="float" office:value="1.075"/>
          <table:table-cell office:value-type="float" office:value="0.0"/>
          <table:table-cell office:value-type="float" office:value="629.0"/>
          <table:table-cell office:value-type="float" office:value="159.0"/>
          <table:table-cell office:value-type="float" office:value="0.884"/>
          <table:table-cell office:value-type="float" office:value="1.0"/>
          <table:table-cell office:value-type="float" office:value="3568.0"/>
          <table:table-cell office:value-type="float" office:value="346.0"/>
          <table:table-cell office:value-type="float" office:value="0.995"/>
          <table:table-cell office:value-type="float" office:value="0.0"/>
          <table:table-cell office:value-type="float" office:value="1862.0"/>
          <table:table-cell office:value-type="float" office:value="123.0"/>
          <table:table-cell table:formula="of:=MIN([.$B10];[.$F10];[.$J10];[.$N10];[.$R10])" office:value-type="float"/>
          <table:table-cell table:formula="of:=MIN([.$C10];[.$G10];[.$K10];[.$O10];[.$S10])" office:value-type="float"/>
          <table:table-cell table:formula="of:=MIN([.$D10];[.$H10];[.$L10];[.$P10];[.$T10])" office:value-type="float"/>
          <table:table-cell table:formula="of:=MIN([.$E10];[.$I10];[.$M10];[.$Q10];[.$U10])" office:value-type="float"/>
          <table:table-cell table:formula="of:=MEDIAN([.$B10];[.$F10];[.$J10];[.$N10];[.$R10])" office:value-type="float"/>
          <table:table-cell table:formula="of:=MEDIAN([.$C10];[.$G10];[.$K10];[.$O10];[.$S10])" office:value-type="float"/>
          <table:table-cell table:formula="of:=MEDIAN([.$D10];[.$H10];[.$L10];[.$P10];[.$T10])" office:value-type="float"/>
          <table:table-cell table:formula="of:=MEDIAN([.$E10];[.$I10];[.$M10];[.$Q10];[.$U10])" office:value-type="float"/>
          <table:table-cell table:formula="of:=MAX([.$B10];[.$F10];[.$J10];[.$N10];[.$R10])" office:value-type="float"/>
          <table:table-cell table:formula="of:=MAX([.$C10];[.$G10];[.$K10];[.$O10];[.$S10])" office:value-type="float"/>
          <table:table-cell table:formula="of:=MAX([.$D10];[.$H10];[.$L10];[.$P10];[.$T10])" office:value-type="float"/>
          <table:table-cell table:formula="of:=MAX([.$E10];[.$I10];[.$M10];[.$Q10];[.$U10])" office:value-type="float"/>
        </table:table-row>
        <table:table-row table:style-name="ro1">
          <table:table-cell office:value-type="string">
            <text:p>x10_y12_r20/x10_y12_n120_r20_s20_ps1_pr20_u20_o20_l20_N004.lp</text:p>
          </table:table-cell>
          <table:table-cell office:value-type="float" office:value="0.92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07"/>
          <table:table-cell office:value-type="float" office:value="0.0"/>
          <table:table-cell office:value-type="float" office:value="10212.0"/>
          <table:table-cell office:value-type="float" office:value="4428.0"/>
          <table:table-cell office:value-type="float" office:value="1.146"/>
          <table:table-cell office:value-type="float" office:value="0.0"/>
          <table:table-cell office:value-type="float" office:value="1739.0"/>
          <table:table-cell office:value-type="float" office:value="719.0"/>
          <table:table-cell office:value-type="float" office:value="0.83"/>
          <table:table-cell office:value-type="float" office:value="1.0"/>
          <table:table-cell office:value-type="float" office:value="2743.0"/>
          <table:table-cell office:value-type="float" office:value="135.0"/>
          <table:table-cell office:value-type="float" office:value="0.974"/>
          <table:table-cell office:value-type="float" office:value="0.0"/>
          <table:table-cell office:value-type="float" office:value="831.0"/>
          <table:table-cell office:value-type="float" office:value="44.0"/>
          <table:table-cell table:formula="of:=MIN([.$B11];[.$F11];[.$J11];[.$N11];[.$R11])" office:value-type="float"/>
          <table:table-cell table:formula="of:=MIN([.$C11];[.$G11];[.$K11];[.$O11];[.$S11])" office:value-type="float"/>
          <table:table-cell table:formula="of:=MIN([.$D11];[.$H11];[.$L11];[.$P11];[.$T11])" office:value-type="float"/>
          <table:table-cell table:formula="of:=MIN([.$E11];[.$I11];[.$M11];[.$Q11];[.$U11])" office:value-type="float"/>
          <table:table-cell table:formula="of:=MEDIAN([.$B11];[.$F11];[.$J11];[.$N11];[.$R11])" office:value-type="float"/>
          <table:table-cell table:formula="of:=MEDIAN([.$C11];[.$G11];[.$K11];[.$O11];[.$S11])" office:value-type="float"/>
          <table:table-cell table:formula="of:=MEDIAN([.$D11];[.$H11];[.$L11];[.$P11];[.$T11])" office:value-type="float"/>
          <table:table-cell table:formula="of:=MEDIAN([.$E11];[.$I11];[.$M11];[.$Q11];[.$U11])" office:value-type="float"/>
          <table:table-cell table:formula="of:=MAX([.$B11];[.$F11];[.$J11];[.$N11];[.$R11])" office:value-type="float"/>
          <table:table-cell table:formula="of:=MAX([.$C11];[.$G11];[.$K11];[.$O11];[.$S11])" office:value-type="float"/>
          <table:table-cell table:formula="of:=MAX([.$D11];[.$H11];[.$L11];[.$P11];[.$T11])" office:value-type="float"/>
          <table:table-cell table:formula="of:=MAX([.$E11];[.$I11];[.$M11];[.$Q11];[.$U11])" office:value-type="float"/>
        </table:table-row>
        <table:table-row table:style-name="ro1">
          <table:table-cell office:value-type="string">
            <text:p>x10_y12_r20/x10_y12_n120_r20_s20_ps1_pr20_u20_o20_l20_N005.lp</text:p>
          </table:table-cell>
          <table:table-cell office:value-type="float" office:value="0.57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3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3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5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F12];[.$J12];[.$N12];[.$R12])" office:value-type="float"/>
          <table:table-cell table:formula="of:=MIN([.$C12];[.$G12];[.$K12];[.$O12];[.$S12])" office:value-type="float"/>
          <table:table-cell table:formula="of:=MIN([.$D12];[.$H12];[.$L12];[.$P12];[.$T12])" office:value-type="float"/>
          <table:table-cell table:formula="of:=MIN([.$E12];[.$I12];[.$M12];[.$Q12];[.$U12])" office:value-type="float"/>
          <table:table-cell table:formula="of:=MEDIAN([.$B12];[.$F12];[.$J12];[.$N12];[.$R12])" office:value-type="float"/>
          <table:table-cell table:formula="of:=MEDIAN([.$C12];[.$G12];[.$K12];[.$O12];[.$S12])" office:value-type="float"/>
          <table:table-cell table:formula="of:=MEDIAN([.$D12];[.$H12];[.$L12];[.$P12];[.$T12])" office:value-type="float"/>
          <table:table-cell table:formula="of:=MEDIAN([.$E12];[.$I12];[.$M12];[.$Q12];[.$U12])" office:value-type="float"/>
          <table:table-cell table:formula="of:=MAX([.$B12];[.$F12];[.$J12];[.$N12];[.$R12])" office:value-type="float"/>
          <table:table-cell table:formula="of:=MAX([.$C12];[.$G12];[.$K12];[.$O12];[.$S12])" office:value-type="float"/>
          <table:table-cell table:formula="of:=MAX([.$D12];[.$H12];[.$L12];[.$P12];[.$T12])" office:value-type="float"/>
          <table:table-cell table:formula="of:=MAX([.$E12];[.$I12];[.$M12];[.$Q12];[.$U12])" office:value-type="float"/>
        </table:table-row>
        <table:table-row table:style-name="ro1">
          <table:table-cell office:value-type="string">
            <text:p>x10_y6_r10/x10_y6_n60_r10_s10_ps1_pr10_u10_o10_l10_N001.lp</text:p>
          </table:table-cell>
          <table:table-cell office:value-type="float" office:value="0.371"/>
          <table:table-cell office:value-type="float" office:value="1.0"/>
          <table:table-cell office:value-type="float" office:value="225.0"/>
          <table:table-cell office:value-type="float" office:value="9.0"/>
          <table:table-cell office:value-type="float" office:value="0.612"/>
          <table:table-cell office:value-type="float" office:value="0.0"/>
          <table:table-cell office:value-type="float" office:value="2799.0"/>
          <table:table-cell office:value-type="float" office:value="1112.0"/>
          <table:table-cell office:value-type="float" office:value="0.897"/>
          <table:table-cell office:value-type="float" office:value="0.0"/>
          <table:table-cell office:value-type="float" office:value="5103.0"/>
          <table:table-cell office:value-type="float" office:value="2783.0"/>
          <table:table-cell office:value-type="float" office:value="0.302"/>
          <table:table-cell office:value-type="float" office:value="1.0"/>
          <table:table-cell office:value-type="float" office:value="243.0"/>
          <table:table-cell office:value-type="float" office:value="6.0"/>
          <table:table-cell office:value-type="float" office:value="0.42"/>
          <table:table-cell office:value-type="float" office:value="0.0"/>
          <table:table-cell office:value-type="float" office:value="901.0"/>
          <table:table-cell office:value-type="float" office:value="38.0"/>
          <table:table-cell table:formula="of:=MIN([.$B13];[.$F13];[.$J13];[.$N13];[.$R13])" office:value-type="float"/>
          <table:table-cell table:formula="of:=MIN([.$C13];[.$G13];[.$K13];[.$O13];[.$S13])" office:value-type="float"/>
          <table:table-cell table:formula="of:=MIN([.$D13];[.$H13];[.$L13];[.$P13];[.$T13])" office:value-type="float"/>
          <table:table-cell table:formula="of:=MIN([.$E13];[.$I13];[.$M13];[.$Q13];[.$U13])" office:value-type="float"/>
          <table:table-cell table:formula="of:=MEDIAN([.$B13];[.$F13];[.$J13];[.$N13];[.$R13])" office:value-type="float"/>
          <table:table-cell table:formula="of:=MEDIAN([.$C13];[.$G13];[.$K13];[.$O13];[.$S13])" office:value-type="float"/>
          <table:table-cell table:formula="of:=MEDIAN([.$D13];[.$H13];[.$L13];[.$P13];[.$T13])" office:value-type="float"/>
          <table:table-cell table:formula="of:=MEDIAN([.$E13];[.$I13];[.$M13];[.$Q13];[.$U13])" office:value-type="float"/>
          <table:table-cell table:formula="of:=MAX([.$B13];[.$F13];[.$J13];[.$N13];[.$R13])" office:value-type="float"/>
          <table:table-cell table:formula="of:=MAX([.$C13];[.$G13];[.$K13];[.$O13];[.$S13])" office:value-type="float"/>
          <table:table-cell table:formula="of:=MAX([.$D13];[.$H13];[.$L13];[.$P13];[.$T13])" office:value-type="float"/>
          <table:table-cell table:formula="of:=MAX([.$E13];[.$I13];[.$M13];[.$Q13];[.$U13])" office:value-type="float"/>
        </table:table-row>
        <table:table-row table:style-name="ro1">
          <table:table-cell office:value-type="string">
            <text:p>x10_y6_r10/x10_y6_n60_r10_s10_ps1_pr10_u10_o10_l10_N002.lp</text:p>
          </table:table-cell>
          <table:table-cell office:value-type="float" office:value="0.367"/>
          <table:table-cell office:value-type="float" office:value="1.0"/>
          <table:table-cell office:value-type="float" office:value="312.0"/>
          <table:table-cell office:value-type="float" office:value="39.0"/>
          <table:table-cell office:value-type="float" office:value="0.737"/>
          <table:table-cell office:value-type="float" office:value="0.0"/>
          <table:table-cell office:value-type="float" office:value="4568.0"/>
          <table:table-cell office:value-type="float" office:value="1833.0"/>
          <table:table-cell office:value-type="float" office:value="0.917"/>
          <table:table-cell office:value-type="float" office:value="1.0"/>
          <table:table-cell office:value-type="float" office:value="7376.0"/>
          <table:table-cell office:value-type="float" office:value="2637.0"/>
          <table:table-cell office:value-type="float" office:value="0.304"/>
          <table:table-cell office:value-type="float" office:value="1.0"/>
          <table:table-cell office:value-type="float" office:value="237.0"/>
          <table:table-cell office:value-type="float" office:value="12.0"/>
          <table:table-cell office:value-type="float" office:value="0.413"/>
          <table:table-cell office:value-type="float" office:value="0.0"/>
          <table:table-cell office:value-type="float" office:value="955.0"/>
          <table:table-cell office:value-type="float" office:value="50.0"/>
          <table:table-cell table:formula="of:=MIN([.$B14];[.$F14];[.$J14];[.$N14];[.$R14])" office:value-type="float"/>
          <table:table-cell table:formula="of:=MIN([.$C14];[.$G14];[.$K14];[.$O14];[.$S14])" office:value-type="float"/>
          <table:table-cell table:formula="of:=MIN([.$D14];[.$H14];[.$L14];[.$P14];[.$T14])" office:value-type="float"/>
          <table:table-cell table:formula="of:=MIN([.$E14];[.$I14];[.$M14];[.$Q14];[.$U14])" office:value-type="float"/>
          <table:table-cell table:formula="of:=MEDIAN([.$B14];[.$F14];[.$J14];[.$N14];[.$R14])" office:value-type="float"/>
          <table:table-cell table:formula="of:=MEDIAN([.$C14];[.$G14];[.$K14];[.$O14];[.$S14])" office:value-type="float"/>
          <table:table-cell table:formula="of:=MEDIAN([.$D14];[.$H14];[.$L14];[.$P14];[.$T14])" office:value-type="float"/>
          <table:table-cell table:formula="of:=MEDIAN([.$E14];[.$I14];[.$M14];[.$Q14];[.$U14])" office:value-type="float"/>
          <table:table-cell table:formula="of:=MAX([.$B14];[.$F14];[.$J14];[.$N14];[.$R14])" office:value-type="float"/>
          <table:table-cell table:formula="of:=MAX([.$C14];[.$G14];[.$K14];[.$O14];[.$S14])" office:value-type="float"/>
          <table:table-cell table:formula="of:=MAX([.$D14];[.$H14];[.$L14];[.$P14];[.$T14])" office:value-type="float"/>
          <table:table-cell table:formula="of:=MAX([.$E14];[.$I14];[.$M14];[.$Q14];[.$U14])" office:value-type="float"/>
        </table:table-row>
        <table:table-row table:style-name="ro1">
          <table:table-cell office:value-type="string">
            <text:p>x10_y6_r10/x10_y6_n60_r10_s10_ps1_pr10_u10_o10_l10_N003.lp</text:p>
          </table:table-cell>
          <table:table-cell office:value-type="float" office:value="0.372"/>
          <table:table-cell office:value-type="float" office:value="1.0"/>
          <table:table-cell office:value-type="float" office:value="333.0"/>
          <table:table-cell office:value-type="float" office:value="62.0"/>
          <table:table-cell office:value-type="float" office:value="0.682"/>
          <table:table-cell office:value-type="float" office:value="0.0"/>
          <table:table-cell office:value-type="float" office:value="3599.0"/>
          <table:table-cell office:value-type="float" office:value="1490.0"/>
          <table:table-cell office:value-type="float" office:value="0.516"/>
          <table:table-cell office:value-type="float" office:value="0.0"/>
          <table:table-cell office:value-type="float" office:value="1004.0"/>
          <table:table-cell office:value-type="float" office:value="577.0"/>
          <table:table-cell office:value-type="float" office:value="0.315"/>
          <table:table-cell office:value-type="float" office:value="1.0"/>
          <table:table-cell office:value-type="float" office:value="413.0"/>
          <table:table-cell office:value-type="float" office:value="51.0"/>
          <table:table-cell office:value-type="float" office:value="0.409"/>
          <table:table-cell office:value-type="float" office:value="0.0"/>
          <table:table-cell office:value-type="float" office:value="532.0"/>
          <table:table-cell office:value-type="float" office:value="30.0"/>
          <table:table-cell table:formula="of:=MIN([.$B15];[.$F15];[.$J15];[.$N15];[.$R15])" office:value-type="float"/>
          <table:table-cell table:formula="of:=MIN([.$C15];[.$G15];[.$K15];[.$O15];[.$S15])" office:value-type="float"/>
          <table:table-cell table:formula="of:=MIN([.$D15];[.$H15];[.$L15];[.$P15];[.$T15])" office:value-type="float"/>
          <table:table-cell table:formula="of:=MIN([.$E15];[.$I15];[.$M15];[.$Q15];[.$U15])" office:value-type="float"/>
          <table:table-cell table:formula="of:=MEDIAN([.$B15];[.$F15];[.$J15];[.$N15];[.$R15])" office:value-type="float"/>
          <table:table-cell table:formula="of:=MEDIAN([.$C15];[.$G15];[.$K15];[.$O15];[.$S15])" office:value-type="float"/>
          <table:table-cell table:formula="of:=MEDIAN([.$D15];[.$H15];[.$L15];[.$P15];[.$T15])" office:value-type="float"/>
          <table:table-cell table:formula="of:=MEDIAN([.$E15];[.$I15];[.$M15];[.$Q15];[.$U15])" office:value-type="float"/>
          <table:table-cell table:formula="of:=MAX([.$B15];[.$F15];[.$J15];[.$N15];[.$R15])" office:value-type="float"/>
          <table:table-cell table:formula="of:=MAX([.$C15];[.$G15];[.$K15];[.$O15];[.$S15])" office:value-type="float"/>
          <table:table-cell table:formula="of:=MAX([.$D15];[.$H15];[.$L15];[.$P15];[.$T15])" office:value-type="float"/>
          <table:table-cell table:formula="of:=MAX([.$E15];[.$I15];[.$M15];[.$Q15];[.$U15])" office:value-type="float"/>
        </table:table-row>
        <table:table-row table:style-name="ro1">
          <table:table-cell office:value-type="string">
            <text:p>x10_y6_r10/x10_y6_n60_r10_s10_ps1_pr10_u10_o10_l10_N004.lp</text:p>
          </table:table-cell>
          <table:table-cell office:value-type="float" office:value="0.365"/>
          <table:table-cell office:value-type="float" office:value="1.0"/>
          <table:table-cell office:value-type="float" office:value="345.0"/>
          <table:table-cell office:value-type="float" office:value="46.0"/>
          <table:table-cell office:value-type="float" office:value="0.627"/>
          <table:table-cell office:value-type="float" office:value="0.0"/>
          <table:table-cell office:value-type="float" office:value="2531.0"/>
          <table:table-cell office:value-type="float" office:value="1226.0"/>
          <table:table-cell office:value-type="float" office:value="0.685"/>
          <table:table-cell office:value-type="float" office:value="1.0"/>
          <table:table-cell office:value-type="float" office:value="4941.0"/>
          <table:table-cell office:value-type="float" office:value="1472.0"/>
          <table:table-cell office:value-type="float" office:value="0.301"/>
          <table:table-cell office:value-type="float" office:value="1.0"/>
          <table:table-cell office:value-type="float" office:value="193.0"/>
          <table:table-cell office:value-type="float" office:value="5.0"/>
          <table:table-cell office:value-type="float" office:value="0.403"/>
          <table:table-cell office:value-type="float" office:value="0.0"/>
          <table:table-cell office:value-type="float" office:value="361.0"/>
          <table:table-cell office:value-type="float" office:value="13.0"/>
          <table:table-cell table:formula="of:=MIN([.$B16];[.$F16];[.$J16];[.$N16];[.$R16])" office:value-type="float"/>
          <table:table-cell table:formula="of:=MIN([.$C16];[.$G16];[.$K16];[.$O16];[.$S16])" office:value-type="float"/>
          <table:table-cell table:formula="of:=MIN([.$D16];[.$H16];[.$L16];[.$P16];[.$T16])" office:value-type="float"/>
          <table:table-cell table:formula="of:=MIN([.$E16];[.$I16];[.$M16];[.$Q16];[.$U16])" office:value-type="float"/>
          <table:table-cell table:formula="of:=MEDIAN([.$B16];[.$F16];[.$J16];[.$N16];[.$R16])" office:value-type="float"/>
          <table:table-cell table:formula="of:=MEDIAN([.$C16];[.$G16];[.$K16];[.$O16];[.$S16])" office:value-type="float"/>
          <table:table-cell table:formula="of:=MEDIAN([.$D16];[.$H16];[.$L16];[.$P16];[.$T16])" office:value-type="float"/>
          <table:table-cell table:formula="of:=MEDIAN([.$E16];[.$I16];[.$M16];[.$Q16];[.$U16])" office:value-type="float"/>
          <table:table-cell table:formula="of:=MAX([.$B16];[.$F16];[.$J16];[.$N16];[.$R16])" office:value-type="float"/>
          <table:table-cell table:formula="of:=MAX([.$C16];[.$G16];[.$K16];[.$O16];[.$S16])" office:value-type="float"/>
          <table:table-cell table:formula="of:=MAX([.$D16];[.$H16];[.$L16];[.$P16];[.$T16])" office:value-type="float"/>
          <table:table-cell table:formula="of:=MAX([.$E16];[.$I16];[.$M16];[.$Q16];[.$U16])" office:value-type="float"/>
        </table:table-row>
        <table:table-row table:style-name="ro1">
          <table:table-cell office:value-type="string">
            <text:p>x10_y6_r10/x10_y6_n60_r10_s10_ps1_pr10_u10_o10_l10_N005.lp</text:p>
          </table:table-cell>
          <table:table-cell office:value-type="float" office:value="0.372"/>
          <table:table-cell office:value-type="float" office:value="1.0"/>
          <table:table-cell office:value-type="float" office:value="319.0"/>
          <table:table-cell office:value-type="float" office:value="50.0"/>
          <table:table-cell office:value-type="float" office:value="0.938"/>
          <table:table-cell office:value-type="float" office:value="0.0"/>
          <table:table-cell office:value-type="float" office:value="6180.0"/>
          <table:table-cell office:value-type="float" office:value="2719.0"/>
          <table:table-cell office:value-type="float" office:value="0.735"/>
          <table:table-cell office:value-type="float" office:value="0.0"/>
          <table:table-cell office:value-type="float" office:value="3787.0"/>
          <table:table-cell office:value-type="float" office:value="1739.0"/>
          <table:table-cell office:value-type="float" office:value="0.317"/>
          <table:table-cell office:value-type="float" office:value="1.0"/>
          <table:table-cell office:value-type="float" office:value="359.0"/>
          <table:table-cell office:value-type="float" office:value="52.0"/>
          <table:table-cell office:value-type="float" office:value="0.411"/>
          <table:table-cell office:value-type="float" office:value="0.0"/>
          <table:table-cell office:value-type="float" office:value="770.0"/>
          <table:table-cell office:value-type="float" office:value="19.0"/>
          <table:table-cell table:formula="of:=MIN([.$B17];[.$F17];[.$J17];[.$N17];[.$R17])" office:value-type="float"/>
          <table:table-cell table:formula="of:=MIN([.$C17];[.$G17];[.$K17];[.$O17];[.$S17])" office:value-type="float"/>
          <table:table-cell table:formula="of:=MIN([.$D17];[.$H17];[.$L17];[.$P17];[.$T17])" office:value-type="float"/>
          <table:table-cell table:formula="of:=MIN([.$E17];[.$I17];[.$M17];[.$Q17];[.$U17])" office:value-type="float"/>
          <table:table-cell table:formula="of:=MEDIAN([.$B17];[.$F17];[.$J17];[.$N17];[.$R17])" office:value-type="float"/>
          <table:table-cell table:formula="of:=MEDIAN([.$C17];[.$G17];[.$K17];[.$O17];[.$S17])" office:value-type="float"/>
          <table:table-cell table:formula="of:=MEDIAN([.$D17];[.$H17];[.$L17];[.$P17];[.$T17])" office:value-type="float"/>
          <table:table-cell table:formula="of:=MEDIAN([.$E17];[.$I17];[.$M17];[.$Q17];[.$U17])" office:value-type="float"/>
          <table:table-cell table:formula="of:=MAX([.$B17];[.$F17];[.$J17];[.$N17];[.$R17])" office:value-type="float"/>
          <table:table-cell table:formula="of:=MAX([.$C17];[.$G17];[.$K17];[.$O17];[.$S17])" office:value-type="float"/>
          <table:table-cell table:formula="of:=MAX([.$D17];[.$H17];[.$L17];[.$P17];[.$T17])" office:value-type="float"/>
          <table:table-cell table:formula="of:=MAX([.$E17];[.$I17];[.$M17];[.$Q17];[.$U17])" office:value-type="float"/>
        </table:table-row>
        <table:table-row table:style-name="ro1">
          <table:table-cell office:value-type="string">
            <text:p>x10_y9_r20/x10_y9_n90_r20_s20_ps1_pr20_u20_o20_l20_N001.lp</text:p>
          </table:table-cell>
          <table:table-cell office:value-type="float" office:value="0.86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32"/>
          <table:table-cell office:value-type="float" office:value="0.0"/>
          <table:table-cell office:value-type="float" office:value="12966.0"/>
          <table:table-cell office:value-type="float" office:value="3537.0"/>
          <table:table-cell office:value-type="float" office:value="1.018"/>
          <table:table-cell office:value-type="float" office:value="0.0"/>
          <table:table-cell office:value-type="float" office:value="573.0"/>
          <table:table-cell office:value-type="float" office:value="201.0"/>
          <table:table-cell office:value-type="float" office:value="1.002"/>
          <table:table-cell office:value-type="float" office:value="1.0"/>
          <table:table-cell office:value-type="float" office:value="8091.0"/>
          <table:table-cell office:value-type="float" office:value="693.0"/>
          <table:table-cell office:value-type="float" office:value="0.9"/>
          <table:table-cell office:value-type="float" office:value="0.0"/>
          <table:table-cell office:value-type="float" office:value="936.0"/>
          <table:table-cell office:value-type="float" office:value="42.0"/>
          <table:table-cell table:formula="of:=MIN([.$B18];[.$F18];[.$J18];[.$N18];[.$R18])" office:value-type="float"/>
          <table:table-cell table:formula="of:=MIN([.$C18];[.$G18];[.$K18];[.$O18];[.$S18])" office:value-type="float"/>
          <table:table-cell table:formula="of:=MIN([.$D18];[.$H18];[.$L18];[.$P18];[.$T18])" office:value-type="float"/>
          <table:table-cell table:formula="of:=MIN([.$E18];[.$I18];[.$M18];[.$Q18];[.$U18])" office:value-type="float"/>
          <table:table-cell table:formula="of:=MEDIAN([.$B18];[.$F18];[.$J18];[.$N18];[.$R18])" office:value-type="float"/>
          <table:table-cell table:formula="of:=MEDIAN([.$C18];[.$G18];[.$K18];[.$O18];[.$S18])" office:value-type="float"/>
          <table:table-cell table:formula="of:=MEDIAN([.$D18];[.$H18];[.$L18];[.$P18];[.$T18])" office:value-type="float"/>
          <table:table-cell table:formula="of:=MEDIAN([.$E18];[.$I18];[.$M18];[.$Q18];[.$U18])" office:value-type="float"/>
          <table:table-cell table:formula="of:=MAX([.$B18];[.$F18];[.$J18];[.$N18];[.$R18])" office:value-type="float"/>
          <table:table-cell table:formula="of:=MAX([.$C18];[.$G18];[.$K18];[.$O18];[.$S18])" office:value-type="float"/>
          <table:table-cell table:formula="of:=MAX([.$D18];[.$H18];[.$L18];[.$P18];[.$T18])" office:value-type="float"/>
          <table:table-cell table:formula="of:=MAX([.$E18];[.$I18];[.$M18];[.$Q18];[.$U18])" office:value-type="float"/>
        </table:table-row>
        <table:table-row table:style-name="ro1">
          <table:table-cell office:value-type="string">
            <text:p>x10_y9_r20/x10_y9_n90_r20_s20_ps1_pr20_u20_o20_l20_N002.lp</text:p>
          </table:table-cell>
          <table:table-cell office:value-type="float" office:value="0.8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5"/>
          <table:table-cell office:value-type="float" office:value="0.0"/>
          <table:table-cell office:value-type="float" office:value="4793.0"/>
          <table:table-cell office:value-type="float" office:value="1263.0"/>
          <table:table-cell office:value-type="float" office:value="1.038"/>
          <table:table-cell office:value-type="float" office:value="0.0"/>
          <table:table-cell office:value-type="float" office:value="1396.0"/>
          <table:table-cell office:value-type="float" office:value="231.0"/>
          <table:table-cell office:value-type="float" office:value="1.06"/>
          <table:table-cell office:value-type="float" office:value="1.0"/>
          <table:table-cell office:value-type="float" office:value="3481.0"/>
          <table:table-cell office:value-type="float" office:value="360.0"/>
          <table:table-cell office:value-type="float" office:value="0.903"/>
          <table:table-cell office:value-type="float" office:value="0.0"/>
          <table:table-cell office:value-type="float" office:value="949.0"/>
          <table:table-cell office:value-type="float" office:value="40.0"/>
          <table:table-cell table:formula="of:=MIN([.$B19];[.$F19];[.$J19];[.$N19];[.$R19])" office:value-type="float"/>
          <table:table-cell table:formula="of:=MIN([.$C19];[.$G19];[.$K19];[.$O19];[.$S19])" office:value-type="float"/>
          <table:table-cell table:formula="of:=MIN([.$D19];[.$H19];[.$L19];[.$P19];[.$T19])" office:value-type="float"/>
          <table:table-cell table:formula="of:=MIN([.$E19];[.$I19];[.$M19];[.$Q19];[.$U19])" office:value-type="float"/>
          <table:table-cell table:formula="of:=MEDIAN([.$B19];[.$F19];[.$J19];[.$N19];[.$R19])" office:value-type="float"/>
          <table:table-cell table:formula="of:=MEDIAN([.$C19];[.$G19];[.$K19];[.$O19];[.$S19])" office:value-type="float"/>
          <table:table-cell table:formula="of:=MEDIAN([.$D19];[.$H19];[.$L19];[.$P19];[.$T19])" office:value-type="float"/>
          <table:table-cell table:formula="of:=MEDIAN([.$E19];[.$I19];[.$M19];[.$Q19];[.$U19])" office:value-type="float"/>
          <table:table-cell table:formula="of:=MAX([.$B19];[.$F19];[.$J19];[.$N19];[.$R19])" office:value-type="float"/>
          <table:table-cell table:formula="of:=MAX([.$C19];[.$G19];[.$K19];[.$O19];[.$S19])" office:value-type="float"/>
          <table:table-cell table:formula="of:=MAX([.$D19];[.$H19];[.$L19];[.$P19];[.$T19])" office:value-type="float"/>
          <table:table-cell table:formula="of:=MAX([.$E19];[.$I19];[.$M19];[.$Q19];[.$U19])" office:value-type="float"/>
        </table:table-row>
        <table:table-row table:style-name="ro1">
          <table:table-cell office:value-type="string">
            <text:p>x10_y9_r20/x10_y9_n90_r20_s20_ps1_pr20_u20_o20_l20_N003.lp</text:p>
          </table:table-cell>
          <table:table-cell office:value-type="float" office:value="0.85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83"/>
          <table:table-cell office:value-type="float" office:value="0.0"/>
          <table:table-cell office:value-type="float" office:value="4079.0"/>
          <table:table-cell office:value-type="float" office:value="1264.0"/>
          <table:table-cell office:value-type="float" office:value="3.352"/>
          <table:table-cell office:value-type="float" office:value="1.0"/>
          <table:table-cell office:value-type="float" office:value="30410.0"/>
          <table:table-cell office:value-type="float" office:value="9845.0"/>
          <table:table-cell office:value-type="float" office:value="1.648"/>
          <table:table-cell office:value-type="float" office:value="1.0"/>
          <table:table-cell office:value-type="float" office:value="13014.0"/>
          <table:table-cell office:value-type="float" office:value="2798.0"/>
          <table:table-cell office:value-type="float" office:value="0.899"/>
          <table:table-cell office:value-type="float" office:value="0.0"/>
          <table:table-cell office:value-type="float" office:value="964.0"/>
          <table:table-cell office:value-type="float" office:value="43.0"/>
          <table:table-cell table:formula="of:=MIN([.$B20];[.$F20];[.$J20];[.$N20];[.$R20])" office:value-type="float"/>
          <table:table-cell table:formula="of:=MIN([.$C20];[.$G20];[.$K20];[.$O20];[.$S20])" office:value-type="float"/>
          <table:table-cell table:formula="of:=MIN([.$D20];[.$H20];[.$L20];[.$P20];[.$T20])" office:value-type="float"/>
          <table:table-cell table:formula="of:=MIN([.$E20];[.$I20];[.$M20];[.$Q20];[.$U20])" office:value-type="float"/>
          <table:table-cell table:formula="of:=MEDIAN([.$B20];[.$F20];[.$J20];[.$N20];[.$R20])" office:value-type="float"/>
          <table:table-cell table:formula="of:=MEDIAN([.$C20];[.$G20];[.$K20];[.$O20];[.$S20])" office:value-type="float"/>
          <table:table-cell table:formula="of:=MEDIAN([.$D20];[.$H20];[.$L20];[.$P20];[.$T20])" office:value-type="float"/>
          <table:table-cell table:formula="of:=MEDIAN([.$E20];[.$I20];[.$M20];[.$Q20];[.$U20])" office:value-type="float"/>
          <table:table-cell table:formula="of:=MAX([.$B20];[.$F20];[.$J20];[.$N20];[.$R20])" office:value-type="float"/>
          <table:table-cell table:formula="of:=MAX([.$C20];[.$G20];[.$K20];[.$O20];[.$S20])" office:value-type="float"/>
          <table:table-cell table:formula="of:=MAX([.$D20];[.$H20];[.$L20];[.$P20];[.$T20])" office:value-type="float"/>
          <table:table-cell table:formula="of:=MAX([.$E20];[.$I20];[.$M20];[.$Q20];[.$U20])" office:value-type="float"/>
        </table:table-row>
        <table:table-row table:style-name="ro1">
          <table:table-cell office:value-type="string">
            <text:p>x10_y9_r20/x10_y9_n90_r20_s20_ps1_pr20_u20_o20_l20_N004.lp</text:p>
          </table:table-cell>
          <table:table-cell office:value-type="float" office:value="0.897"/>
          <table:table-cell office:value-type="float" office:value="1.0"/>
          <table:table-cell office:value-type="float" office:value="807.0"/>
          <table:table-cell office:value-type="float" office:value="20.0"/>
          <table:table-cell office:value-type="float" office:value="2.357"/>
          <table:table-cell office:value-type="float" office:value="0.0"/>
          <table:table-cell office:value-type="float" office:value="12208.0"/>
          <table:table-cell office:value-type="float" office:value="7728.0"/>
          <table:table-cell office:value-type="float" office:value="1.218"/>
          <table:table-cell office:value-type="float" office:value="0.0"/>
          <table:table-cell office:value-type="float" office:value="3123.0"/>
          <table:table-cell office:value-type="float" office:value="1532.0"/>
          <table:table-cell office:value-type="float" office:value="1.177"/>
          <table:table-cell office:value-type="float" office:value="1.0"/>
          <table:table-cell office:value-type="float" office:value="6842.0"/>
          <table:table-cell office:value-type="float" office:value="1142.0"/>
          <table:table-cell office:value-type="float" office:value="0.884"/>
          <table:table-cell office:value-type="float" office:value="0.0"/>
          <table:table-cell office:value-type="float" office:value="954.0"/>
          <table:table-cell office:value-type="float" office:value="48.0"/>
          <table:table-cell table:formula="of:=MIN([.$B21];[.$F21];[.$J21];[.$N21];[.$R21])" office:value-type="float"/>
          <table:table-cell table:formula="of:=MIN([.$C21];[.$G21];[.$K21];[.$O21];[.$S21])" office:value-type="float"/>
          <table:table-cell table:formula="of:=MIN([.$D21];[.$H21];[.$L21];[.$P21];[.$T21])" office:value-type="float"/>
          <table:table-cell table:formula="of:=MIN([.$E21];[.$I21];[.$M21];[.$Q21];[.$U21])" office:value-type="float"/>
          <table:table-cell table:formula="of:=MEDIAN([.$B21];[.$F21];[.$J21];[.$N21];[.$R21])" office:value-type="float"/>
          <table:table-cell table:formula="of:=MEDIAN([.$C21];[.$G21];[.$K21];[.$O21];[.$S21])" office:value-type="float"/>
          <table:table-cell table:formula="of:=MEDIAN([.$D21];[.$H21];[.$L21];[.$P21];[.$T21])" office:value-type="float"/>
          <table:table-cell table:formula="of:=MEDIAN([.$E21];[.$I21];[.$M21];[.$Q21];[.$U21])" office:value-type="float"/>
          <table:table-cell table:formula="of:=MAX([.$B21];[.$F21];[.$J21];[.$N21];[.$R21])" office:value-type="float"/>
          <table:table-cell table:formula="of:=MAX([.$C21];[.$G21];[.$K21];[.$O21];[.$S21])" office:value-type="float"/>
          <table:table-cell table:formula="of:=MAX([.$D21];[.$H21];[.$L21];[.$P21];[.$T21])" office:value-type="float"/>
          <table:table-cell table:formula="of:=MAX([.$E21];[.$I21];[.$M21];[.$Q21];[.$U21])" office:value-type="float"/>
        </table:table-row>
        <table:table-row table:style-name="ro1">
          <table:table-cell office:value-type="string">
            <text:p>x10_y9_r20/x10_y9_n90_r20_s20_ps1_pr20_u20_o20_l20_N005.lp</text:p>
          </table:table-cell>
          <table:table-cell office:value-type="float" office:value="0.85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82"/>
          <table:table-cell office:value-type="float" office:value="0.0"/>
          <table:table-cell office:value-type="float" office:value="4812.0"/>
          <table:table-cell office:value-type="float" office:value="1687.0"/>
          <table:table-cell office:value-type="float" office:value="1.878"/>
          <table:table-cell office:value-type="float" office:value="0.0"/>
          <table:table-cell office:value-type="float" office:value="9431.0"/>
          <table:table-cell office:value-type="float" office:value="3563.0"/>
          <table:table-cell office:value-type="float" office:value="1.035"/>
          <table:table-cell office:value-type="float" office:value="1.0"/>
          <table:table-cell office:value-type="float" office:value="8748.0"/>
          <table:table-cell office:value-type="float" office:value="881.0"/>
          <table:table-cell office:value-type="float" office:value="0.915"/>
          <table:table-cell office:value-type="float" office:value="0.0"/>
          <table:table-cell office:value-type="float" office:value="944.0"/>
          <table:table-cell office:value-type="float" office:value="40.0"/>
          <table:table-cell table:formula="of:=MIN([.$B22];[.$F22];[.$J22];[.$N22];[.$R22])" office:value-type="float"/>
          <table:table-cell table:formula="of:=MIN([.$C22];[.$G22];[.$K22];[.$O22];[.$S22])" office:value-type="float"/>
          <table:table-cell table:formula="of:=MIN([.$D22];[.$H22];[.$L22];[.$P22];[.$T22])" office:value-type="float"/>
          <table:table-cell table:formula="of:=MIN([.$E22];[.$I22];[.$M22];[.$Q22];[.$U22])" office:value-type="float"/>
          <table:table-cell table:formula="of:=MEDIAN([.$B22];[.$F22];[.$J22];[.$N22];[.$R22])" office:value-type="float"/>
          <table:table-cell table:formula="of:=MEDIAN([.$C22];[.$G22];[.$K22];[.$O22];[.$S22])" office:value-type="float"/>
          <table:table-cell table:formula="of:=MEDIAN([.$D22];[.$H22];[.$L22];[.$P22];[.$T22])" office:value-type="float"/>
          <table:table-cell table:formula="of:=MEDIAN([.$E22];[.$I22];[.$M22];[.$Q22];[.$U22])" office:value-type="float"/>
          <table:table-cell table:formula="of:=MAX([.$B22];[.$F22];[.$J22];[.$N22];[.$R22])" office:value-type="float"/>
          <table:table-cell table:formula="of:=MAX([.$C22];[.$G22];[.$K22];[.$O22];[.$S22])" office:value-type="float"/>
          <table:table-cell table:formula="of:=MAX([.$D22];[.$H22];[.$L22];[.$P22];[.$T22])" office:value-type="float"/>
          <table:table-cell table:formula="of:=MAX([.$E22];[.$I22];[.$M22];[.$Q22];[.$U22])" office:value-type="float"/>
        </table:table-row>
        <table:table-row table:style-name="ro1">
          <table:table-cell office:value-type="string">
            <text:p>x7_y6_r4/x7_y6_n42_r4_s4_ps1_pr4_u4_o4_l4_N001.lp</text:p>
          </table:table-cell>
          <table:table-cell office:value-type="float" office:value="0.147"/>
          <table:table-cell office:value-type="float" office:value="1.0"/>
          <table:table-cell office:value-type="float" office:value="114.0"/>
          <table:table-cell office:value-type="float" office:value="1.0"/>
          <table:table-cell office:value-type="float" office:value="0.207"/>
          <table:table-cell office:value-type="float" office:value="1.0"/>
          <table:table-cell office:value-type="float" office:value="1159.0"/>
          <table:table-cell office:value-type="float" office:value="290.0"/>
          <table:table-cell office:value-type="float" office:value="0.168"/>
          <table:table-cell office:value-type="float" office:value="1.0"/>
          <table:table-cell office:value-type="float" office:value="175.0"/>
          <table:table-cell office:value-type="float" office:value="4.0"/>
          <table:table-cell office:value-type="float" office:value="0.124"/>
          <table:table-cell office:value-type="float" office:value="1.0"/>
          <table:table-cell office:value-type="float" office:value="102.0"/>
          <table:table-cell office:value-type="float" office:value="1.0"/>
          <table:table-cell office:value-type="float" office:value="0.168"/>
          <table:table-cell office:value-type="float" office:value="1.0"/>
          <table:table-cell office:value-type="float" office:value="379.0"/>
          <table:table-cell office:value-type="float" office:value="62.0"/>
          <table:table-cell table:formula="of:=MIN([.$B23];[.$F23];[.$J23];[.$N23];[.$R23])" office:value-type="float"/>
          <table:table-cell table:formula="of:=MIN([.$C23];[.$G23];[.$K23];[.$O23];[.$S23])" office:value-type="float"/>
          <table:table-cell table:formula="of:=MIN([.$D23];[.$H23];[.$L23];[.$P23];[.$T23])" office:value-type="float"/>
          <table:table-cell table:formula="of:=MIN([.$E23];[.$I23];[.$M23];[.$Q23];[.$U23])" office:value-type="float"/>
          <table:table-cell table:formula="of:=MEDIAN([.$B23];[.$F23];[.$J23];[.$N23];[.$R23])" office:value-type="float"/>
          <table:table-cell table:formula="of:=MEDIAN([.$C23];[.$G23];[.$K23];[.$O23];[.$S23])" office:value-type="float"/>
          <table:table-cell table:formula="of:=MEDIAN([.$D23];[.$H23];[.$L23];[.$P23];[.$T23])" office:value-type="float"/>
          <table:table-cell table:formula="of:=MEDIAN([.$E23];[.$I23];[.$M23];[.$Q23];[.$U23])" office:value-type="float"/>
          <table:table-cell table:formula="of:=MAX([.$B23];[.$F23];[.$J23];[.$N23];[.$R23])" office:value-type="float"/>
          <table:table-cell table:formula="of:=MAX([.$C23];[.$G23];[.$K23];[.$O23];[.$S23])" office:value-type="float"/>
          <table:table-cell table:formula="of:=MAX([.$D23];[.$H23];[.$L23];[.$P23];[.$T23])" office:value-type="float"/>
          <table:table-cell table:formula="of:=MAX([.$E23];[.$I23];[.$M23];[.$Q23];[.$U23])" office:value-type="float"/>
        </table:table-row>
        <table:table-row table:style-name="ro1">
          <table:table-cell office:value-type="string">
            <text:p>x7_y6_r4/x7_y6_n42_r4_s4_ps1_pr4_u4_o4_l4_N002.lp</text:p>
          </table:table-cell>
          <table:table-cell office:value-type="float" office:value="0.148"/>
          <table:table-cell office:value-type="float" office:value="1.0"/>
          <table:table-cell office:value-type="float" office:value="114.0"/>
          <table:table-cell office:value-type="float" office:value="3.0"/>
          <table:table-cell office:value-type="float" office:value="0.438"/>
          <table:table-cell office:value-type="float" office:value="0.0"/>
          <table:table-cell office:value-type="float" office:value="3468.0"/>
          <table:table-cell office:value-type="float" office:value="1607.0"/>
          <table:table-cell office:value-type="float" office:value="0.173"/>
          <table:table-cell office:value-type="float" office:value="1.0"/>
          <table:table-cell office:value-type="float" office:value="208.0"/>
          <table:table-cell office:value-type="float" office:value="10.0"/>
          <table:table-cell office:value-type="float" office:value="0.123"/>
          <table:table-cell office:value-type="float" office:value="1.0"/>
          <table:table-cell office:value-type="float" office:value="84.0"/>
          <table:table-cell office:value-type="float" office:value="3.0"/>
          <table:table-cell office:value-type="float" office:value="0.169"/>
          <table:table-cell office:value-type="float" office:value="0.0"/>
          <table:table-cell office:value-type="float" office:value="244.0"/>
          <table:table-cell office:value-type="float" office:value="82.0"/>
          <table:table-cell table:formula="of:=MIN([.$B24];[.$F24];[.$J24];[.$N24];[.$R24])" office:value-type="float"/>
          <table:table-cell table:formula="of:=MIN([.$C24];[.$G24];[.$K24];[.$O24];[.$S24])" office:value-type="float"/>
          <table:table-cell table:formula="of:=MIN([.$D24];[.$H24];[.$L24];[.$P24];[.$T24])" office:value-type="float"/>
          <table:table-cell table:formula="of:=MIN([.$E24];[.$I24];[.$M24];[.$Q24];[.$U24])" office:value-type="float"/>
          <table:table-cell table:formula="of:=MEDIAN([.$B24];[.$F24];[.$J24];[.$N24];[.$R24])" office:value-type="float"/>
          <table:table-cell table:formula="of:=MEDIAN([.$C24];[.$G24];[.$K24];[.$O24];[.$S24])" office:value-type="float"/>
          <table:table-cell table:formula="of:=MEDIAN([.$D24];[.$H24];[.$L24];[.$P24];[.$T24])" office:value-type="float"/>
          <table:table-cell table:formula="of:=MEDIAN([.$E24];[.$I24];[.$M24];[.$Q24];[.$U24])" office:value-type="float"/>
          <table:table-cell table:formula="of:=MAX([.$B24];[.$F24];[.$J24];[.$N24];[.$R24])" office:value-type="float"/>
          <table:table-cell table:formula="of:=MAX([.$C24];[.$G24];[.$K24];[.$O24];[.$S24])" office:value-type="float"/>
          <table:table-cell table:formula="of:=MAX([.$D24];[.$H24];[.$L24];[.$P24];[.$T24])" office:value-type="float"/>
          <table:table-cell table:formula="of:=MAX([.$E24];[.$I24];[.$M24];[.$Q24];[.$U24])" office:value-type="float"/>
        </table:table-row>
        <table:table-row table:style-name="ro1">
          <table:table-cell office:value-type="string">
            <text:p>x7_y6_r4/x7_y6_n42_r4_s4_ps1_pr4_u4_o4_l4_N003.lp</text:p>
          </table:table-cell>
          <table:table-cell office:value-type="float" office:value="0.139"/>
          <table:table-cell office:value-type="float" office:value="1.0"/>
          <table:table-cell office:value-type="float" office:value="124.0"/>
          <table:table-cell office:value-type="float" office:value="1.0"/>
          <table:table-cell office:value-type="float" office:value="0.172"/>
          <table:table-cell office:value-type="float" office:value="1.0"/>
          <table:table-cell office:value-type="float" office:value="569.0"/>
          <table:table-cell office:value-type="float" office:value="91.0"/>
          <table:table-cell office:value-type="float" office:value="0.166"/>
          <table:table-cell office:value-type="float" office:value="1.0"/>
          <table:table-cell office:value-type="float" office:value="168.0"/>
          <table:table-cell office:value-type="float" office:value="0.0"/>
          <table:table-cell office:value-type="float" office:value="0.122"/>
          <table:table-cell office:value-type="float" office:value="1.0"/>
          <table:table-cell office:value-type="float" office:value="95.0"/>
          <table:table-cell office:value-type="float" office:value="0.0"/>
          <table:table-cell office:value-type="float" office:value="0.172"/>
          <table:table-cell office:value-type="float" office:value="1.0"/>
          <table:table-cell office:value-type="float" office:value="469.0"/>
          <table:table-cell office:value-type="float" office:value="43.0"/>
          <table:table-cell table:formula="of:=MIN([.$B25];[.$F25];[.$J25];[.$N25];[.$R25])" office:value-type="float"/>
          <table:table-cell table:formula="of:=MIN([.$C25];[.$G25];[.$K25];[.$O25];[.$S25])" office:value-type="float"/>
          <table:table-cell table:formula="of:=MIN([.$D25];[.$H25];[.$L25];[.$P25];[.$T25])" office:value-type="float"/>
          <table:table-cell table:formula="of:=MIN([.$E25];[.$I25];[.$M25];[.$Q25];[.$U25])" office:value-type="float"/>
          <table:table-cell table:formula="of:=MEDIAN([.$B25];[.$F25];[.$J25];[.$N25];[.$R25])" office:value-type="float"/>
          <table:table-cell table:formula="of:=MEDIAN([.$C25];[.$G25];[.$K25];[.$O25];[.$S25])" office:value-type="float"/>
          <table:table-cell table:formula="of:=MEDIAN([.$D25];[.$H25];[.$L25];[.$P25];[.$T25])" office:value-type="float"/>
          <table:table-cell table:formula="of:=MEDIAN([.$E25];[.$I25];[.$M25];[.$Q25];[.$U25])" office:value-type="float"/>
          <table:table-cell table:formula="of:=MAX([.$B25];[.$F25];[.$J25];[.$N25];[.$R25])" office:value-type="float"/>
          <table:table-cell table:formula="of:=MAX([.$C25];[.$G25];[.$K25];[.$O25];[.$S25])" office:value-type="float"/>
          <table:table-cell table:formula="of:=MAX([.$D25];[.$H25];[.$L25];[.$P25];[.$T25])" office:value-type="float"/>
          <table:table-cell table:formula="of:=MAX([.$E25];[.$I25];[.$M25];[.$Q25];[.$U25])" office:value-type="float"/>
        </table:table-row>
        <table:table-row table:style-name="ro1">
          <table:table-cell office:value-type="string">
            <text:p>x7_y6_r4/x7_y6_n42_r4_s4_ps1_pr4_u4_o4_l4_N004.lp</text:p>
          </table:table-cell>
          <table:table-cell office:value-type="float" office:value="0.134"/>
          <table:table-cell office:value-type="float" office:value="1.0"/>
          <table:table-cell office:value-type="float" office:value="127.0"/>
          <table:table-cell office:value-type="float" office:value="1.0"/>
          <table:table-cell office:value-type="float" office:value="0.179"/>
          <table:table-cell office:value-type="float" office:value="1.0"/>
          <table:table-cell office:value-type="float" office:value="546.0"/>
          <table:table-cell office:value-type="float" office:value="92.0"/>
          <table:table-cell office:value-type="float" office:value="0.167"/>
          <table:table-cell office:value-type="float" office:value="1.0"/>
          <table:table-cell office:value-type="float" office:value="160.0"/>
          <table:table-cell office:value-type="float" office:value="0.0"/>
          <table:table-cell office:value-type="float" office:value="0.124"/>
          <table:table-cell office:value-type="float" office:value="1.0"/>
          <table:table-cell office:value-type="float" office:value="97.0"/>
          <table:table-cell office:value-type="float" office:value="0.0"/>
          <table:table-cell office:value-type="float" office:value="0.167"/>
          <table:table-cell office:value-type="float" office:value="1.0"/>
          <table:table-cell office:value-type="float" office:value="401.0"/>
          <table:table-cell office:value-type="float" office:value="55.0"/>
          <table:table-cell table:formula="of:=MIN([.$B26];[.$F26];[.$J26];[.$N26];[.$R26])" office:value-type="float"/>
          <table:table-cell table:formula="of:=MIN([.$C26];[.$G26];[.$K26];[.$O26];[.$S26])" office:value-type="float"/>
          <table:table-cell table:formula="of:=MIN([.$D26];[.$H26];[.$L26];[.$P26];[.$T26])" office:value-type="float"/>
          <table:table-cell table:formula="of:=MIN([.$E26];[.$I26];[.$M26];[.$Q26];[.$U26])" office:value-type="float"/>
          <table:table-cell table:formula="of:=MEDIAN([.$B26];[.$F26];[.$J26];[.$N26];[.$R26])" office:value-type="float"/>
          <table:table-cell table:formula="of:=MEDIAN([.$C26];[.$G26];[.$K26];[.$O26];[.$S26])" office:value-type="float"/>
          <table:table-cell table:formula="of:=MEDIAN([.$D26];[.$H26];[.$L26];[.$P26];[.$T26])" office:value-type="float"/>
          <table:table-cell table:formula="of:=MEDIAN([.$E26];[.$I26];[.$M26];[.$Q26];[.$U26])" office:value-type="float"/>
          <table:table-cell table:formula="of:=MAX([.$B26];[.$F26];[.$J26];[.$N26];[.$R26])" office:value-type="float"/>
          <table:table-cell table:formula="of:=MAX([.$C26];[.$G26];[.$K26];[.$O26];[.$S26])" office:value-type="float"/>
          <table:table-cell table:formula="of:=MAX([.$D26];[.$H26];[.$L26];[.$P26];[.$T26])" office:value-type="float"/>
          <table:table-cell table:formula="of:=MAX([.$E26];[.$I26];[.$M26];[.$Q26];[.$U26])" office:value-type="float"/>
        </table:table-row>
        <table:table-row table:style-name="ro1">
          <table:table-cell office:value-type="string">
            <text:p>x7_y6_r4/x7_y6_n42_r4_s4_ps1_pr4_u4_o4_l4_N005.lp</text:p>
          </table:table-cell>
          <table:table-cell office:value-type="float" office:value="0.151"/>
          <table:table-cell office:value-type="float" office:value="1.0"/>
          <table:table-cell office:value-type="float" office:value="122.0"/>
          <table:table-cell office:value-type="float" office:value="1.0"/>
          <table:table-cell office:value-type="float" office:value="0.219"/>
          <table:table-cell office:value-type="float" office:value="1.0"/>
          <table:table-cell office:value-type="float" office:value="1220.0"/>
          <table:table-cell office:value-type="float" office:value="433.0"/>
          <table:table-cell office:value-type="float" office:value="0.171"/>
          <table:table-cell office:value-type="float" office:value="1.0"/>
          <table:table-cell office:value-type="float" office:value="189.0"/>
          <table:table-cell office:value-type="float" office:value="1.0"/>
          <table:table-cell office:value-type="float" office:value="0.123"/>
          <table:table-cell office:value-type="float" office:value="1.0"/>
          <table:table-cell office:value-type="float" office:value="101.0"/>
          <table:table-cell office:value-type="float" office:value="0.0"/>
          <table:table-cell office:value-type="float" office:value="0.165"/>
          <table:table-cell office:value-type="float" office:value="1.0"/>
          <table:table-cell office:value-type="float" office:value="319.0"/>
          <table:table-cell office:value-type="float" office:value="31.0"/>
          <table:table-cell table:formula="of:=MIN([.$B27];[.$F27];[.$J27];[.$N27];[.$R27])" office:value-type="float"/>
          <table:table-cell table:formula="of:=MIN([.$C27];[.$G27];[.$K27];[.$O27];[.$S27])" office:value-type="float"/>
          <table:table-cell table:formula="of:=MIN([.$D27];[.$H27];[.$L27];[.$P27];[.$T27])" office:value-type="float"/>
          <table:table-cell table:formula="of:=MIN([.$E27];[.$I27];[.$M27];[.$Q27];[.$U27])" office:value-type="float"/>
          <table:table-cell table:formula="of:=MEDIAN([.$B27];[.$F27];[.$J27];[.$N27];[.$R27])" office:value-type="float"/>
          <table:table-cell table:formula="of:=MEDIAN([.$C27];[.$G27];[.$K27];[.$O27];[.$S27])" office:value-type="float"/>
          <table:table-cell table:formula="of:=MEDIAN([.$D27];[.$H27];[.$L27];[.$P27];[.$T27])" office:value-type="float"/>
          <table:table-cell table:formula="of:=MEDIAN([.$E27];[.$I27];[.$M27];[.$Q27];[.$U27])" office:value-type="float"/>
          <table:table-cell table:formula="of:=MAX([.$B27];[.$F27];[.$J27];[.$N27];[.$R27])" office:value-type="float"/>
          <table:table-cell table:formula="of:=MAX([.$C27];[.$G27];[.$K27];[.$O27];[.$S27])" office:value-type="float"/>
          <table:table-cell table:formula="of:=MAX([.$D27];[.$H27];[.$L27];[.$P27];[.$T27])" office:value-type="float"/>
          <table:table-cell table:formula="of:=MAX([.$E27];[.$I27];[.$M27];[.$Q27];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V3:.$V27])^2)^0.5" office:value-type="float"/>
          <table:table-cell table:number-matrix-columns-spanned="1" table:number-matrix-rows-spanned="1" table:formula="of:=SUM(([.G3:.G27]-[.$W3:.$W27])^2)^0.5" office:value-type="float"/>
          <table:table-cell table:number-matrix-columns-spanned="1" table:number-matrix-rows-spanned="1" table:formula="of:=SUM(([.H3:.H27]-[.$X3:.$X27])^2)^0.5" office:value-type="float"/>
          <table:table-cell table:number-matrix-columns-spanned="1" table:number-matrix-rows-spanned="1" table:formula="of:=SUM(([.I3:.I27]-[.$Y3:.$Y27])^2)^0.5" office:value-type="float"/>
          <table:table-cell table:number-matrix-columns-spanned="1" table:number-matrix-rows-spanned="1" table:formula="of:=SUM(([.J3:.J27]-[.$V3:.$V27])^2)^0.5" office:value-type="float"/>
          <table:table-cell table:number-matrix-columns-spanned="1" table:number-matrix-rows-spanned="1" table:formula="of:=SUM(([.K3:.K27]-[.$W3:.$W27])^2)^0.5" office:value-type="float"/>
          <table:table-cell table:number-matrix-columns-spanned="1" table:number-matrix-rows-spanned="1" table:formula="of:=SUM(([.L3:.L27]-[.$X3:.$X27])^2)^0.5" office:value-type="float"/>
          <table:table-cell table:number-matrix-columns-spanned="1" table:number-matrix-rows-spanned="1" table:formula="of:=SUM(([.M3:.M27]-[.$Y3:.$Y27])^2)^0.5" office:value-type="float"/>
          <table:table-cell table:number-matrix-columns-spanned="1" table:number-matrix-rows-spanned="1" table:formula="of:=SUM(([.N3:.N27]-[.$V3:.$V27])^2)^0.5" office:value-type="float"/>
          <table:table-cell table:number-matrix-columns-spanned="1" table:number-matrix-rows-spanned="1" table:formula="of:=SUM(([.O3:.O27]-[.$W3:.$W27])^2)^0.5" office:value-type="float"/>
          <table:table-cell table:number-matrix-columns-spanned="1" table:number-matrix-rows-spanned="1" table:formula="of:=SUM(([.P3:.P27]-[.$X3:.$X27])^2)^0.5" office:value-type="float"/>
          <table:table-cell table:number-matrix-columns-spanned="1" table:number-matrix-rows-spanned="1" table:formula="of:=SUM(([.Q3:.Q27]-[.$Y3:.$Y27])^2)^0.5" office:value-type="float"/>
          <table:table-cell table:number-matrix-columns-spanned="1" table:number-matrix-rows-spanned="1" table:formula="of:=SUM(([.R3:.R27]-[.$V3:.$V27])^2)^0.5" office:value-type="float"/>
          <table:table-cell table:number-matrix-columns-spanned="1" table:number-matrix-rows-spanned="1" table:formula="of:=SUM(([.S3:.S27]-[.$W3:.$W27])^2)^0.5" office:value-type="float"/>
          <table:table-cell table:number-matrix-columns-spanned="1" table:number-matrix-rows-spanned="1" table:formula="of:=SUM(([.T3:.T27]-[.$X3:.$X27])^2)^0.5" office:value-type="float"/>
          <table:table-cell table:number-matrix-columns-spanned="1" table:number-matrix-rows-spanned="1" table:formula="of:=SUM(([.U3:.U27]-[.$Y3:.$Y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V3:.$V27])" office:value-type="float"/>
          <table:table-cell table:number-matrix-columns-spanned="1" table:number-matrix-rows-spanned="1" table:formula="of:=SUM([.G3:.G27]=[.$W3:.$W27])" office:value-type="float"/>
          <table:table-cell table:number-matrix-columns-spanned="1" table:number-matrix-rows-spanned="1" table:formula="of:=SUM([.H3:.H27]=[.$X3:.$X27])" office:value-type="float"/>
          <table:table-cell table:number-matrix-columns-spanned="1" table:number-matrix-rows-spanned="1" table:formula="of:=SUM([.I3:.I27]=[.$Y3:.$Y27])" office:value-type="float"/>
          <table:table-cell table:number-matrix-columns-spanned="1" table:number-matrix-rows-spanned="1" table:formula="of:=SUM([.J3:.J27]=[.$V3:.$V27])" office:value-type="float"/>
          <table:table-cell table:number-matrix-columns-spanned="1" table:number-matrix-rows-spanned="1" table:formula="of:=SUM([.K3:.K27]=[.$W3:.$W27])" office:value-type="float"/>
          <table:table-cell table:number-matrix-columns-spanned="1" table:number-matrix-rows-spanned="1" table:formula="of:=SUM([.L3:.L27]=[.$X3:.$X27])" office:value-type="float"/>
          <table:table-cell table:number-matrix-columns-spanned="1" table:number-matrix-rows-spanned="1" table:formula="of:=SUM([.M3:.M27]=[.$Y3:.$Y27])" office:value-type="float"/>
          <table:table-cell table:number-matrix-columns-spanned="1" table:number-matrix-rows-spanned="1" table:formula="of:=SUM([.N3:.N27]=[.$V3:.$V27])" office:value-type="float"/>
          <table:table-cell table:number-matrix-columns-spanned="1" table:number-matrix-rows-spanned="1" table:formula="of:=SUM([.O3:.O27]=[.$W3:.$W27])" office:value-type="float"/>
          <table:table-cell table:number-matrix-columns-spanned="1" table:number-matrix-rows-spanned="1" table:formula="of:=SUM([.P3:.P27]=[.$X3:.$X27])" office:value-type="float"/>
          <table:table-cell table:number-matrix-columns-spanned="1" table:number-matrix-rows-spanned="1" table:formula="of:=SUM([.Q3:.Q27]=[.$Y3:.$Y27])" office:value-type="float"/>
          <table:table-cell table:number-matrix-columns-spanned="1" table:number-matrix-rows-spanned="1" table:formula="of:=SUM([.R3:.R27]=[.$V3:.$V27])" office:value-type="float"/>
          <table:table-cell table:number-matrix-columns-spanned="1" table:number-matrix-rows-spanned="1" table:formula="of:=SUM([.S3:.S27]=[.$W3:.$W27])" office:value-type="float"/>
          <table:table-cell table:number-matrix-columns-spanned="1" table:number-matrix-rows-spanned="1" table:formula="of:=SUM([.T3:.T27]=[.$X3:.$X27])" office:value-type="float"/>
          <table:table-cell table:number-matrix-columns-spanned="1" table:number-matrix-rows-spanned="1" table:formula="of:=SUM([.U3:.U27]=[.$Y3:.$Y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Z3:.$Z27])" office:value-type="float"/>
          <table:table-cell table:number-matrix-columns-spanned="1" table:number-matrix-rows-spanned="1" table:formula="of:=SUM([.C3:.C27]&lt;[.$AA3:.$AA27])" office:value-type="float"/>
          <table:table-cell table:number-matrix-columns-spanned="1" table:number-matrix-rows-spanned="1" table:formula="of:=SUM([.D3:.D27]&lt;[.$AB3:.$AB27])" office:value-type="float"/>
          <table:table-cell table:number-matrix-columns-spanned="1" table:number-matrix-rows-spanned="1" table:formula="of:=SUM([.E3:.E27]&lt;[.$AC3:.$AC27])" office:value-type="float"/>
          <table:table-cell table:number-matrix-columns-spanned="1" table:number-matrix-rows-spanned="1" table:formula="of:=SUM([.F3:.F27]&lt;[.$Z3:.$Z27])" office:value-type="float"/>
          <table:table-cell table:number-matrix-columns-spanned="1" table:number-matrix-rows-spanned="1" table:formula="of:=SUM([.G3:.G27]&lt;[.$AA3:.$AA27])" office:value-type="float"/>
          <table:table-cell table:number-matrix-columns-spanned="1" table:number-matrix-rows-spanned="1" table:formula="of:=SUM([.H3:.H27]&lt;[.$AB3:.$AB27])" office:value-type="float"/>
          <table:table-cell table:number-matrix-columns-spanned="1" table:number-matrix-rows-spanned="1" table:formula="of:=SUM([.I3:.I27]&lt;[.$AC3:.$AC27])" office:value-type="float"/>
          <table:table-cell table:number-matrix-columns-spanned="1" table:number-matrix-rows-spanned="1" table:formula="of:=SUM([.J3:.J27]&lt;[.$Z3:.$Z27])" office:value-type="float"/>
          <table:table-cell table:number-matrix-columns-spanned="1" table:number-matrix-rows-spanned="1" table:formula="of:=SUM([.K3:.K27]&lt;[.$AA3:.$AA27])" office:value-type="float"/>
          <table:table-cell table:number-matrix-columns-spanned="1" table:number-matrix-rows-spanned="1" table:formula="of:=SUM([.L3:.L27]&lt;[.$AB3:.$AB27])" office:value-type="float"/>
          <table:table-cell table:number-matrix-columns-spanned="1" table:number-matrix-rows-spanned="1" table:formula="of:=SUM([.M3:.M27]&lt;[.$AC3:.$AC27])" office:value-type="float"/>
          <table:table-cell table:number-matrix-columns-spanned="1" table:number-matrix-rows-spanned="1" table:formula="of:=SUM([.N3:.N27]&lt;[.$Z3:.$Z27])" office:value-type="float"/>
          <table:table-cell table:number-matrix-columns-spanned="1" table:number-matrix-rows-spanned="1" table:formula="of:=SUM([.O3:.O27]&lt;[.$AA3:.$AA27])" office:value-type="float"/>
          <table:table-cell table:number-matrix-columns-spanned="1" table:number-matrix-rows-spanned="1" table:formula="of:=SUM([.P3:.P27]&lt;[.$AB3:.$AB27])" office:value-type="float"/>
          <table:table-cell table:number-matrix-columns-spanned="1" table:number-matrix-rows-spanned="1" table:formula="of:=SUM([.Q3:.Q27]&lt;[.$AC3:.$AC27])" office:value-type="float"/>
          <table:table-cell table:number-matrix-columns-spanned="1" table:number-matrix-rows-spanned="1" table:formula="of:=SUM([.R3:.R27]&lt;[.$Z3:.$Z27])" office:value-type="float"/>
          <table:table-cell table:number-matrix-columns-spanned="1" table:number-matrix-rows-spanned="1" table:formula="of:=SUM([.S3:.S27]&lt;[.$AA3:.$AA27])" office:value-type="float"/>
          <table:table-cell table:number-matrix-columns-spanned="1" table:number-matrix-rows-spanned="1" table:formula="of:=SUM([.T3:.T27]&lt;[.$AB3:.$AB27])" office:value-type="float"/>
          <table:table-cell table:number-matrix-columns-spanned="1" table:number-matrix-rows-spanned="1" table:formula="of:=SUM([.U3:.U27]&lt;[.$AC3:.$AC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Z3:.$Z27])" office:value-type="float"/>
          <table:table-cell table:number-matrix-columns-spanned="1" table:number-matrix-rows-spanned="1" table:formula="of:=SUM([.C3:.C27]&gt;[.$AA3:.$AA27])" office:value-type="float"/>
          <table:table-cell table:number-matrix-columns-spanned="1" table:number-matrix-rows-spanned="1" table:formula="of:=SUM([.D3:.D27]&gt;[.$AB3:.$AB27])" office:value-type="float"/>
          <table:table-cell table:number-matrix-columns-spanned="1" table:number-matrix-rows-spanned="1" table:formula="of:=SUM([.E3:.E27]&gt;[.$AC3:.$AC27])" office:value-type="float"/>
          <table:table-cell table:number-matrix-columns-spanned="1" table:number-matrix-rows-spanned="1" table:formula="of:=SUM([.F3:.F27]&gt;[.$Z3:.$Z27])" office:value-type="float"/>
          <table:table-cell table:number-matrix-columns-spanned="1" table:number-matrix-rows-spanned="1" table:formula="of:=SUM([.G3:.G27]&gt;[.$AA3:.$AA27])" office:value-type="float"/>
          <table:table-cell table:number-matrix-columns-spanned="1" table:number-matrix-rows-spanned="1" table:formula="of:=SUM([.H3:.H27]&gt;[.$AB3:.$AB27])" office:value-type="float"/>
          <table:table-cell table:number-matrix-columns-spanned="1" table:number-matrix-rows-spanned="1" table:formula="of:=SUM([.I3:.I27]&gt;[.$AC3:.$AC27])" office:value-type="float"/>
          <table:table-cell table:number-matrix-columns-spanned="1" table:number-matrix-rows-spanned="1" table:formula="of:=SUM([.J3:.J27]&gt;[.$Z3:.$Z27])" office:value-type="float"/>
          <table:table-cell table:number-matrix-columns-spanned="1" table:number-matrix-rows-spanned="1" table:formula="of:=SUM([.K3:.K27]&gt;[.$AA3:.$AA27])" office:value-type="float"/>
          <table:table-cell table:number-matrix-columns-spanned="1" table:number-matrix-rows-spanned="1" table:formula="of:=SUM([.L3:.L27]&gt;[.$AB3:.$AB27])" office:value-type="float"/>
          <table:table-cell table:number-matrix-columns-spanned="1" table:number-matrix-rows-spanned="1" table:formula="of:=SUM([.M3:.M27]&gt;[.$AC3:.$AC27])" office:value-type="float"/>
          <table:table-cell table:number-matrix-columns-spanned="1" table:number-matrix-rows-spanned="1" table:formula="of:=SUM([.N3:.N27]&gt;[.$Z3:.$Z27])" office:value-type="float"/>
          <table:table-cell table:number-matrix-columns-spanned="1" table:number-matrix-rows-spanned="1" table:formula="of:=SUM([.O3:.O27]&gt;[.$AA3:.$AA27])" office:value-type="float"/>
          <table:table-cell table:number-matrix-columns-spanned="1" table:number-matrix-rows-spanned="1" table:formula="of:=SUM([.P3:.P27]&gt;[.$AB3:.$AB27])" office:value-type="float"/>
          <table:table-cell table:number-matrix-columns-spanned="1" table:number-matrix-rows-spanned="1" table:formula="of:=SUM([.Q3:.Q27]&gt;[.$AC3:.$AC27])" office:value-type="float"/>
          <table:table-cell table:number-matrix-columns-spanned="1" table:number-matrix-rows-spanned="1" table:formula="of:=SUM([.R3:.R27]&gt;[.$Z3:.$Z27])" office:value-type="float"/>
          <table:table-cell table:number-matrix-columns-spanned="1" table:number-matrix-rows-spanned="1" table:formula="of:=SUM([.S3:.S27]&gt;[.$AA3:.$AA27])" office:value-type="float"/>
          <table:table-cell table:number-matrix-columns-spanned="1" table:number-matrix-rows-spanned="1" table:formula="of:=SUM([.T3:.T27]&gt;[.$AB3:.$AB27])" office:value-type="float"/>
          <table:table-cell table:number-matrix-columns-spanned="1" table:number-matrix-rows-spanned="1" table:formula="of:=SUM([.U3:.U27]&gt;[.$AC3:.$AC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D3:.$AD27])" office:value-type="float"/>
          <table:table-cell table:number-matrix-columns-spanned="1" table:number-matrix-rows-spanned="1" table:formula="of:=SUM([.C3:.C27]=[.$AE3:.$AE27])" office:value-type="float"/>
          <table:table-cell table:number-matrix-columns-spanned="1" table:number-matrix-rows-spanned="1" table:formula="of:=SUM([.D3:.D27]=[.$AF3:.$AF27])" office:value-type="float"/>
          <table:table-cell table:number-matrix-columns-spanned="1" table:number-matrix-rows-spanned="1" table:formula="of:=SUM([.E3:.E27]=[.$AG3:.$AG27])" office:value-type="float"/>
          <table:table-cell table:number-matrix-columns-spanned="1" table:number-matrix-rows-spanned="1" table:formula="of:=SUM([.F3:.F27]=[.$AD3:.$AD27])" office:value-type="float"/>
          <table:table-cell table:number-matrix-columns-spanned="1" table:number-matrix-rows-spanned="1" table:formula="of:=SUM([.G3:.G27]=[.$AE3:.$AE27])" office:value-type="float"/>
          <table:table-cell table:number-matrix-columns-spanned="1" table:number-matrix-rows-spanned="1" table:formula="of:=SUM([.H3:.H27]=[.$AF3:.$AF27])" office:value-type="float"/>
          <table:table-cell table:number-matrix-columns-spanned="1" table:number-matrix-rows-spanned="1" table:formula="of:=SUM([.I3:.I27]=[.$AG3:.$AG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D3:.$AD27])" office:value-type="float"/>
          <table:table-cell table:number-matrix-columns-spanned="1" table:number-matrix-rows-spanned="1" table:formula="of:=SUM([.O3:.O27]=[.$AE3:.$AE27])" office:value-type="float"/>
          <table:table-cell table:number-matrix-columns-spanned="1" table:number-matrix-rows-spanned="1" table:formula="of:=SUM([.P3:.P27]=[.$AF3:.$AF27])" office:value-type="float"/>
          <table:table-cell table:number-matrix-columns-spanned="1" table:number-matrix-rows-spanned="1" table:formula="of:=SUM([.Q3:.Q27]=[.$AG3:.$AG27])" office:value-type="float"/>
          <table:table-cell table:number-matrix-columns-spanned="1" table:number-matrix-rows-spanned="1" table:formula="of:=SUM([.R3:.R27]=[.$AD3:.$AD27])" office:value-type="float"/>
          <table:table-cell table:number-matrix-columns-spanned="1" table:number-matrix-rows-spanned="1" table:formula="of:=SUM([.S3:.S27]=[.$AE3:.$AE27])" office:value-type="float"/>
          <table:table-cell table:number-matrix-columns-spanned="1" table:number-matrix-rows-spanned="1" table:formula="of:=SUM([.T3:.T27]=[.$AF3:.$AF27])" office:value-type="float"/>
          <table:table-cell table:number-matrix-columns-spanned="1" table:number-matrix-rows-spanned="1" table:formula="of:=SUM([.U3:.U27]=[.$AG3:.$A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AVERAGE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AVERAGE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>
          <table:table-cell office:value-type="string">
            <text:p>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AVERAGE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;[.$F6];[.$J6];[.$N6];[.$R6])" office:value-type="float"/>
          <table:table-cell table:formula="of:=MIN([.$C6];[.$G6];[.$K6];[.$O6];[.$S6])" office:value-type="float"/>
          <table:table-cell table:formula="of:=MIN([.$D6];[.$H6];[.$L6];[.$P6];[.$T6])" office:value-type="float"/>
          <table:table-cell table:formula="of:=MIN([.$E6];[.$I6];[.$M6];[.$Q6];[.$U6])" office:value-type="float"/>
          <table:table-cell table:formula="of:=MEDIAN([.$B6];[.$F6];[.$J6];[.$N6];[.$R6])" office:value-type="float"/>
          <table:table-cell table:formula="of:=MEDIAN([.$C6];[.$G6];[.$K6];[.$O6];[.$S6])" office:value-type="float"/>
          <table:table-cell table:formula="of:=MEDIAN([.$D6];[.$H6];[.$L6];[.$P6];[.$T6])" office:value-type="float"/>
          <table:table-cell table:formula="of:=MEDIAN([.$E6];[.$I6];[.$M6];[.$Q6];[.$U6])" office:value-type="float"/>
          <table:table-cell table:formula="of:=MAX([.$B6];[.$F6];[.$J6];[.$N6];[.$R6])" office:value-type="float"/>
          <table:table-cell table:formula="of:=MAX([.$C6];[.$G6];[.$K6];[.$O6];[.$S6])" office:value-type="float"/>
          <table:table-cell table:formula="of:=MAX([.$D6];[.$H6];[.$L6];[.$P6];[.$T6])" office:value-type="float"/>
          <table:table-cell table:formula="of:=MAX([.$E6];[.$I6];[.$M6];[.$Q6];[.$U6])" office:value-type="float"/>
        </table:table-row>
        <table:table-row table:style-name="ro1">
          <table:table-cell office:value-type="string">
            <text:p>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;[.$F7];[.$J7];[.$N7];[.$R7])" office:value-type="float"/>
          <table:table-cell table:formula="of:=MIN([.$C7];[.$G7];[.$K7];[.$O7];[.$S7])" office:value-type="float"/>
          <table:table-cell table:formula="of:=MIN([.$D7];[.$H7];[.$L7];[.$P7];[.$T7])" office:value-type="float"/>
          <table:table-cell table:formula="of:=MIN([.$E7];[.$I7];[.$M7];[.$Q7];[.$U7])" office:value-type="float"/>
          <table:table-cell table:formula="of:=MEDIAN([.$B7];[.$F7];[.$J7];[.$N7];[.$R7])" office:value-type="float"/>
          <table:table-cell table:formula="of:=MEDIAN([.$C7];[.$G7];[.$K7];[.$O7];[.$S7])" office:value-type="float"/>
          <table:table-cell table:formula="of:=MEDIAN([.$D7];[.$H7];[.$L7];[.$P7];[.$T7])" office:value-type="float"/>
          <table:table-cell table:formula="of:=MEDIAN([.$E7];[.$I7];[.$M7];[.$Q7];[.$U7])" office:value-type="float"/>
          <table:table-cell table:formula="of:=MAX([.$B7];[.$F7];[.$J7];[.$N7];[.$R7])" office:value-type="float"/>
          <table:table-cell table:formula="of:=MAX([.$C7];[.$G7];[.$K7];[.$O7];[.$S7])" office:value-type="float"/>
          <table:table-cell table:formula="of:=MAX([.$D7];[.$H7];[.$L7];[.$P7];[.$T7])" office:value-type="float"/>
          <table:table-cell table:formula="of:=MAX([.$E7];[.$I7];[.$M7];[.$Q7];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V3:.$V7])^2)^0.5" office:value-type="float"/>
          <table:table-cell table:number-matrix-columns-spanned="1" table:number-matrix-rows-spanned="1" table:formula="of:=SUM(([.G3:.G7]-[.$W3:.$W7])^2)^0.5" office:value-type="float"/>
          <table:table-cell table:number-matrix-columns-spanned="1" table:number-matrix-rows-spanned="1" table:formula="of:=SUM(([.H3:.H7]-[.$X3:.$X7])^2)^0.5" office:value-type="float"/>
          <table:table-cell table:number-matrix-columns-spanned="1" table:number-matrix-rows-spanned="1" table:formula="of:=SUM(([.I3:.I7]-[.$Y3:.$Y7])^2)^0.5" office:value-type="float"/>
          <table:table-cell table:number-matrix-columns-spanned="1" table:number-matrix-rows-spanned="1" table:formula="of:=SUM(([.J3:.J7]-[.$V3:.$V7])^2)^0.5" office:value-type="float"/>
          <table:table-cell table:number-matrix-columns-spanned="1" table:number-matrix-rows-spanned="1" table:formula="of:=SUM(([.K3:.K7]-[.$W3:.$W7])^2)^0.5" office:value-type="float"/>
          <table:table-cell table:number-matrix-columns-spanned="1" table:number-matrix-rows-spanned="1" table:formula="of:=SUM(([.L3:.L7]-[.$X3:.$X7])^2)^0.5" office:value-type="float"/>
          <table:table-cell table:number-matrix-columns-spanned="1" table:number-matrix-rows-spanned="1" table:formula="of:=SUM(([.M3:.M7]-[.$Y3:.$Y7])^2)^0.5" office:value-type="float"/>
          <table:table-cell table:number-matrix-columns-spanned="1" table:number-matrix-rows-spanned="1" table:formula="of:=SUM(([.N3:.N7]-[.$V3:.$V7])^2)^0.5" office:value-type="float"/>
          <table:table-cell table:number-matrix-columns-spanned="1" table:number-matrix-rows-spanned="1" table:formula="of:=SUM(([.O3:.O7]-[.$W3:.$W7])^2)^0.5" office:value-type="float"/>
          <table:table-cell table:number-matrix-columns-spanned="1" table:number-matrix-rows-spanned="1" table:formula="of:=SUM(([.P3:.P7]-[.$X3:.$X7])^2)^0.5" office:value-type="float"/>
          <table:table-cell table:number-matrix-columns-spanned="1" table:number-matrix-rows-spanned="1" table:formula="of:=SUM(([.Q3:.Q7]-[.$Y3:.$Y7])^2)^0.5" office:value-type="float"/>
          <table:table-cell table:number-matrix-columns-spanned="1" table:number-matrix-rows-spanned="1" table:formula="of:=SUM(([.R3:.R7]-[.$V3:.$V7])^2)^0.5" office:value-type="float"/>
          <table:table-cell table:number-matrix-columns-spanned="1" table:number-matrix-rows-spanned="1" table:formula="of:=SUM(([.S3:.S7]-[.$W3:.$W7])^2)^0.5" office:value-type="float"/>
          <table:table-cell table:number-matrix-columns-spanned="1" table:number-matrix-rows-spanned="1" table:formula="of:=SUM(([.T3:.T7]-[.$X3:.$X7])^2)^0.5" office:value-type="float"/>
          <table:table-cell table:number-matrix-columns-spanned="1" table:number-matrix-rows-spanned="1" table:formula="of:=SUM(([.U3:.U7]-[.$Y3:.$Y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V3:.$V7])" office:value-type="float"/>
          <table:table-cell table:number-matrix-columns-spanned="1" table:number-matrix-rows-spanned="1" table:formula="of:=SUM([.G3:.G7]=[.$W3:.$W7])" office:value-type="float"/>
          <table:table-cell table:number-matrix-columns-spanned="1" table:number-matrix-rows-spanned="1" table:formula="of:=SUM([.H3:.H7]=[.$X3:.$X7])" office:value-type="float"/>
          <table:table-cell table:number-matrix-columns-spanned="1" table:number-matrix-rows-spanned="1" table:formula="of:=SUM([.I3:.I7]=[.$Y3:.$Y7])" office:value-type="float"/>
          <table:table-cell table:number-matrix-columns-spanned="1" table:number-matrix-rows-spanned="1" table:formula="of:=SUM([.J3:.J7]=[.$V3:.$V7])" office:value-type="float"/>
          <table:table-cell table:number-matrix-columns-spanned="1" table:number-matrix-rows-spanned="1" table:formula="of:=SUM([.K3:.K7]=[.$W3:.$W7])" office:value-type="float"/>
          <table:table-cell table:number-matrix-columns-spanned="1" table:number-matrix-rows-spanned="1" table:formula="of:=SUM([.L3:.L7]=[.$X3:.$X7])" office:value-type="float"/>
          <table:table-cell table:number-matrix-columns-spanned="1" table:number-matrix-rows-spanned="1" table:formula="of:=SUM([.M3:.M7]=[.$Y3:.$Y7])" office:value-type="float"/>
          <table:table-cell table:number-matrix-columns-spanned="1" table:number-matrix-rows-spanned="1" table:formula="of:=SUM([.N3:.N7]=[.$V3:.$V7])" office:value-type="float"/>
          <table:table-cell table:number-matrix-columns-spanned="1" table:number-matrix-rows-spanned="1" table:formula="of:=SUM([.O3:.O7]=[.$W3:.$W7])" office:value-type="float"/>
          <table:table-cell table:number-matrix-columns-spanned="1" table:number-matrix-rows-spanned="1" table:formula="of:=SUM([.P3:.P7]=[.$X3:.$X7])" office:value-type="float"/>
          <table:table-cell table:number-matrix-columns-spanned="1" table:number-matrix-rows-spanned="1" table:formula="of:=SUM([.Q3:.Q7]=[.$Y3:.$Y7])" office:value-type="float"/>
          <table:table-cell table:number-matrix-columns-spanned="1" table:number-matrix-rows-spanned="1" table:formula="of:=SUM([.R3:.R7]=[.$V3:.$V7])" office:value-type="float"/>
          <table:table-cell table:number-matrix-columns-spanned="1" table:number-matrix-rows-spanned="1" table:formula="of:=SUM([.S3:.S7]=[.$W3:.$W7])" office:value-type="float"/>
          <table:table-cell table:number-matrix-columns-spanned="1" table:number-matrix-rows-spanned="1" table:formula="of:=SUM([.T3:.T7]=[.$X3:.$X7])" office:value-type="float"/>
          <table:table-cell table:number-matrix-columns-spanned="1" table:number-matrix-rows-spanned="1" table:formula="of:=SUM([.U3:.U7]=[.$Y3:.$Y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Z3:.$Z7])" office:value-type="float"/>
          <table:table-cell table:number-matrix-columns-spanned="1" table:number-matrix-rows-spanned="1" table:formula="of:=SUM([.C3:.C7]&lt;[.$AA3:.$AA7])" office:value-type="float"/>
          <table:table-cell table:number-matrix-columns-spanned="1" table:number-matrix-rows-spanned="1" table:formula="of:=SUM([.D3:.D7]&lt;[.$AB3:.$AB7])" office:value-type="float"/>
          <table:table-cell table:number-matrix-columns-spanned="1" table:number-matrix-rows-spanned="1" table:formula="of:=SUM([.E3:.E7]&lt;[.$AC3:.$AC7])" office:value-type="float"/>
          <table:table-cell table:number-matrix-columns-spanned="1" table:number-matrix-rows-spanned="1" table:formula="of:=SUM([.F3:.F7]&lt;[.$Z3:.$Z7])" office:value-type="float"/>
          <table:table-cell table:number-matrix-columns-spanned="1" table:number-matrix-rows-spanned="1" table:formula="of:=SUM([.G3:.G7]&lt;[.$AA3:.$AA7])" office:value-type="float"/>
          <table:table-cell table:number-matrix-columns-spanned="1" table:number-matrix-rows-spanned="1" table:formula="of:=SUM([.H3:.H7]&lt;[.$AB3:.$AB7])" office:value-type="float"/>
          <table:table-cell table:number-matrix-columns-spanned="1" table:number-matrix-rows-spanned="1" table:formula="of:=SUM([.I3:.I7]&lt;[.$AC3:.$AC7])" office:value-type="float"/>
          <table:table-cell table:number-matrix-columns-spanned="1" table:number-matrix-rows-spanned="1" table:formula="of:=SUM([.J3:.J7]&lt;[.$Z3:.$Z7])" office:value-type="float"/>
          <table:table-cell table:number-matrix-columns-spanned="1" table:number-matrix-rows-spanned="1" table:formula="of:=SUM([.K3:.K7]&lt;[.$AA3:.$AA7])" office:value-type="float"/>
          <table:table-cell table:number-matrix-columns-spanned="1" table:number-matrix-rows-spanned="1" table:formula="of:=SUM([.L3:.L7]&lt;[.$AB3:.$AB7])" office:value-type="float"/>
          <table:table-cell table:number-matrix-columns-spanned="1" table:number-matrix-rows-spanned="1" table:formula="of:=SUM([.M3:.M7]&lt;[.$AC3:.$AC7])" office:value-type="float"/>
          <table:table-cell table:number-matrix-columns-spanned="1" table:number-matrix-rows-spanned="1" table:formula="of:=SUM([.N3:.N7]&lt;[.$Z3:.$Z7])" office:value-type="float"/>
          <table:table-cell table:number-matrix-columns-spanned="1" table:number-matrix-rows-spanned="1" table:formula="of:=SUM([.O3:.O7]&lt;[.$AA3:.$AA7])" office:value-type="float"/>
          <table:table-cell table:number-matrix-columns-spanned="1" table:number-matrix-rows-spanned="1" table:formula="of:=SUM([.P3:.P7]&lt;[.$AB3:.$AB7])" office:value-type="float"/>
          <table:table-cell table:number-matrix-columns-spanned="1" table:number-matrix-rows-spanned="1" table:formula="of:=SUM([.Q3:.Q7]&lt;[.$AC3:.$AC7])" office:value-type="float"/>
          <table:table-cell table:number-matrix-columns-spanned="1" table:number-matrix-rows-spanned="1" table:formula="of:=SUM([.R3:.R7]&lt;[.$Z3:.$Z7])" office:value-type="float"/>
          <table:table-cell table:number-matrix-columns-spanned="1" table:number-matrix-rows-spanned="1" table:formula="of:=SUM([.S3:.S7]&lt;[.$AA3:.$AA7])" office:value-type="float"/>
          <table:table-cell table:number-matrix-columns-spanned="1" table:number-matrix-rows-spanned="1" table:formula="of:=SUM([.T3:.T7]&lt;[.$AB3:.$AB7])" office:value-type="float"/>
          <table:table-cell table:number-matrix-columns-spanned="1" table:number-matrix-rows-spanned="1" table:formula="of:=SUM([.U3:.U7]&lt;[.$AC3:.$AC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Z3:.$Z7])" office:value-type="float"/>
          <table:table-cell table:number-matrix-columns-spanned="1" table:number-matrix-rows-spanned="1" table:formula="of:=SUM([.C3:.C7]&gt;[.$AA3:.$AA7])" office:value-type="float"/>
          <table:table-cell table:number-matrix-columns-spanned="1" table:number-matrix-rows-spanned="1" table:formula="of:=SUM([.D3:.D7]&gt;[.$AB3:.$AB7])" office:value-type="float"/>
          <table:table-cell table:number-matrix-columns-spanned="1" table:number-matrix-rows-spanned="1" table:formula="of:=SUM([.E3:.E7]&gt;[.$AC3:.$AC7])" office:value-type="float"/>
          <table:table-cell table:number-matrix-columns-spanned="1" table:number-matrix-rows-spanned="1" table:formula="of:=SUM([.F3:.F7]&gt;[.$Z3:.$Z7])" office:value-type="float"/>
          <table:table-cell table:number-matrix-columns-spanned="1" table:number-matrix-rows-spanned="1" table:formula="of:=SUM([.G3:.G7]&gt;[.$AA3:.$AA7])" office:value-type="float"/>
          <table:table-cell table:number-matrix-columns-spanned="1" table:number-matrix-rows-spanned="1" table:formula="of:=SUM([.H3:.H7]&gt;[.$AB3:.$AB7])" office:value-type="float"/>
          <table:table-cell table:number-matrix-columns-spanned="1" table:number-matrix-rows-spanned="1" table:formula="of:=SUM([.I3:.I7]&gt;[.$AC3:.$AC7])" office:value-type="float"/>
          <table:table-cell table:number-matrix-columns-spanned="1" table:number-matrix-rows-spanned="1" table:formula="of:=SUM([.J3:.J7]&gt;[.$Z3:.$Z7])" office:value-type="float"/>
          <table:table-cell table:number-matrix-columns-spanned="1" table:number-matrix-rows-spanned="1" table:formula="of:=SUM([.K3:.K7]&gt;[.$AA3:.$AA7])" office:value-type="float"/>
          <table:table-cell table:number-matrix-columns-spanned="1" table:number-matrix-rows-spanned="1" table:formula="of:=SUM([.L3:.L7]&gt;[.$AB3:.$AB7])" office:value-type="float"/>
          <table:table-cell table:number-matrix-columns-spanned="1" table:number-matrix-rows-spanned="1" table:formula="of:=SUM([.M3:.M7]&gt;[.$AC3:.$AC7])" office:value-type="float"/>
          <table:table-cell table:number-matrix-columns-spanned="1" table:number-matrix-rows-spanned="1" table:formula="of:=SUM([.N3:.N7]&gt;[.$Z3:.$Z7])" office:value-type="float"/>
          <table:table-cell table:number-matrix-columns-spanned="1" table:number-matrix-rows-spanned="1" table:formula="of:=SUM([.O3:.O7]&gt;[.$AA3:.$AA7])" office:value-type="float"/>
          <table:table-cell table:number-matrix-columns-spanned="1" table:number-matrix-rows-spanned="1" table:formula="of:=SUM([.P3:.P7]&gt;[.$AB3:.$AB7])" office:value-type="float"/>
          <table:table-cell table:number-matrix-columns-spanned="1" table:number-matrix-rows-spanned="1" table:formula="of:=SUM([.Q3:.Q7]&gt;[.$AC3:.$AC7])" office:value-type="float"/>
          <table:table-cell table:number-matrix-columns-spanned="1" table:number-matrix-rows-spanned="1" table:formula="of:=SUM([.R3:.R7]&gt;[.$Z3:.$Z7])" office:value-type="float"/>
          <table:table-cell table:number-matrix-columns-spanned="1" table:number-matrix-rows-spanned="1" table:formula="of:=SUM([.S3:.S7]&gt;[.$AA3:.$AA7])" office:value-type="float"/>
          <table:table-cell table:number-matrix-columns-spanned="1" table:number-matrix-rows-spanned="1" table:formula="of:=SUM([.T3:.T7]&gt;[.$AB3:.$AB7])" office:value-type="float"/>
          <table:table-cell table:number-matrix-columns-spanned="1" table:number-matrix-rows-spanned="1" table:formula="of:=SUM([.U3:.U7]&gt;[.$AC3:.$AC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D3:.$AD7])" office:value-type="float"/>
          <table:table-cell table:number-matrix-columns-spanned="1" table:number-matrix-rows-spanned="1" table:formula="of:=SUM([.C3:.C7]=[.$AE3:.$AE7])" office:value-type="float"/>
          <table:table-cell table:number-matrix-columns-spanned="1" table:number-matrix-rows-spanned="1" table:formula="of:=SUM([.D3:.D7]=[.$AF3:.$AF7])" office:value-type="float"/>
          <table:table-cell table:number-matrix-columns-spanned="1" table:number-matrix-rows-spanned="1" table:formula="of:=SUM([.E3:.E7]=[.$AG3:.$AG7])" office:value-type="float"/>
          <table:table-cell table:number-matrix-columns-spanned="1" table:number-matrix-rows-spanned="1" table:formula="of:=SUM([.F3:.F7]=[.$AD3:.$AD7])" office:value-type="float"/>
          <table:table-cell table:number-matrix-columns-spanned="1" table:number-matrix-rows-spanned="1" table:formula="of:=SUM([.G3:.G7]=[.$AE3:.$AE7])" office:value-type="float"/>
          <table:table-cell table:number-matrix-columns-spanned="1" table:number-matrix-rows-spanned="1" table:formula="of:=SUM([.H3:.H7]=[.$AF3:.$AF7])" office:value-type="float"/>
          <table:table-cell table:number-matrix-columns-spanned="1" table:number-matrix-rows-spanned="1" table:formula="of:=SUM([.I3:.I7]=[.$AG3:.$AG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D3:.$AD7])" office:value-type="float"/>
          <table:table-cell table:number-matrix-columns-spanned="1" table:number-matrix-rows-spanned="1" table:formula="of:=SUM([.O3:.O7]=[.$AE3:.$AE7])" office:value-type="float"/>
          <table:table-cell table:number-matrix-columns-spanned="1" table:number-matrix-rows-spanned="1" table:formula="of:=SUM([.P3:.P7]=[.$AF3:.$AF7])" office:value-type="float"/>
          <table:table-cell table:number-matrix-columns-spanned="1" table:number-matrix-rows-spanned="1" table:formula="of:=SUM([.Q3:.Q7]=[.$AG3:.$AG7])" office:value-type="float"/>
          <table:table-cell table:number-matrix-columns-spanned="1" table:number-matrix-rows-spanned="1" table:formula="of:=SUM([.R3:.R7]=[.$AD3:.$AD7])" office:value-type="float"/>
          <table:table-cell table:number-matrix-columns-spanned="1" table:number-matrix-rows-spanned="1" table:formula="of:=SUM([.S3:.S7]=[.$AE3:.$AE7])" office:value-type="float"/>
          <table:table-cell table:number-matrix-columns-spanned="1" table:number-matrix-rows-spanned="1" table:formula="of:=SUM([.T3:.T7]=[.$AF3:.$AF7])" office:value-type="float"/>
          <table:table-cell table:number-matrix-columns-spanned="1" table:number-matrix-rows-spanned="1" table:formula="of:=SUM([.U3:.U7]=[.$AG3:.$A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